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2.5in" table:align="center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0.25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I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I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2.625in" fo:margin-left="1.9729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0.25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I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I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line-height="150%" fo:text-align="center" style:justify-single-word="false"/>
      <style:text-properties style:font-name="Courier New" fo:font-weight="bold" officeooo:rsid="0010e0ea" officeooo:paragraph-rsid="0010e0ea" style:font-weight-asian="bold" style:font-weight-complex="bold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Courier New" fo:font-weight="bold" officeooo:rsid="0010e0ea" officeooo:paragraph-rsid="0013cec8" style:font-weight-asian="bold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Courier New" fo:font-weight="bold" officeooo:rsid="0013cec8" officeooo:paragraph-rsid="0013cec8" style:font-weight-asian="bold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Courier New" fo:font-weight="bold" officeooo:rsid="001454b8" officeooo:paragraph-rsid="001454b8" style:font-weight-asian="bold" style:font-weight-complex="bold"/>
    </style:style>
    <style:style style:name="P6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 style:writing-mode="lr-tb"/>
      <style:text-properties style:font-name="Times New Roman" fo:font-weight="bold" officeooo:rsid="00255357" officeooo:paragraph-rsid="00255357" style:font-weight-asian="bold" style:font-weight-complex="bold"/>
    </style:style>
    <style:style style:name="P7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 style:writing-mode="lr-tb"/>
      <style:text-properties style:font-name="Times New Roman" fo:font-size="12pt" fo:font-weight="bold" officeooo:rsid="00255357" officeooo:paragraph-rsid="00255357" style:font-size-asian="12pt" style:font-weight-asian="bold" style:font-name-complex="Times New Roman2" style:font-size-complex="12pt" style:font-weight-complex="bold"/>
    </style:style>
    <style:style style:name="P8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 style:writing-mode="lr-tb"/>
      <style:text-properties style:font-name="Times New Roman" fo:font-size="12pt" officeooo:rsid="00058e82" style:font-size-asian="12pt" style:font-name-complex="Times New Roman2" style:font-size-complex="12pt"/>
    </style:style>
    <style:style style:name="P9" style:family="paragraph" style:parent-style-name="List_20_Paragraph">
      <style:paragraph-properties fo:margin-left="0in" fo:margin-right="0in" fo:line-height="150%" fo:text-align="center" style:justify-single-word="false" fo:text-indent="0in" style:auto-text-indent="false"/>
      <style:text-properties style:font-name="Courier New" fo:font-size="12pt" fo:font-weight="bold" officeooo:rsid="0005604d" officeooo:paragraph-rsid="0005604d" style:font-size-asian="12pt" style:font-weight-asian="bold" style:font-name-complex="Times New Roman2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.3752in" fo:margin-right="0in" fo:line-height="150%" fo:text-align="justify" style:justify-single-word="false" fo:orphans="2" fo:widows="2" fo:text-indent="-0.25in" style:auto-text-indent="false" fo:background-color="transparent"/>
      <style:text-properties style:font-name="Times New Roman" fo:font-size="11pt" officeooo:rsid="0005604d" officeooo:paragraph-rsid="00255357" style:font-size-asian="11pt" style:font-size-complex="11pt"/>
    </style:style>
    <style:style style:name="P11" style:family="paragraph" style:parent-style-name="Standard">
      <loext:graphic-properties draw:fill="none"/>
      <style:paragraph-properties fo:margin-left="0.3752in" fo:margin-right="0in" fo:line-height="150%" fo:text-align="justify" style:justify-single-word="false" fo:orphans="2" fo:widows="2" fo:text-indent="-0.25in" style:auto-text-indent="false" fo:background-color="transparent"/>
      <style:text-properties style:font-name="Times New Roman" fo:font-size="11pt" officeooo:rsid="00255357" officeooo:paragraph-rsid="00255357" style:font-size-asian="11pt" style:font-size-complex="11pt"/>
    </style:style>
    <style:style style:name="P12" style:family="paragraph" style:parent-style-name="Standard">
      <loext:graphic-properties draw:fill="none"/>
      <style:paragraph-properties fo:margin-left="0.3752in" fo:margin-right="0in" fo:line-height="150%" fo:text-align="justify" style:justify-single-word="false" fo:orphans="2" fo:widows="2" fo:text-indent="-0.25in" style:auto-text-indent="false" fo:background-color="transparent"/>
      <style:text-properties officeooo:paragraph-rsid="00255357"/>
    </style:style>
    <style:style style:name="P13" style:family="paragraph" style:parent-style-name="Standard" style:master-page-name="">
      <loext:graphic-properties draw:fill="none"/>
      <style:paragraph-properties fo:margin-left="0.3752in" fo:margin-right="0in" fo:line-height="150%" fo:text-align="justify" style:justify-single-word="false" fo:orphans="2" fo:widows="2" fo:text-indent="-0.25in" style:auto-text-indent="false" style:page-number="auto" fo:background-color="transparent"/>
      <style:text-properties officeooo:paragraph-rsid="00255357"/>
    </style:style>
    <style:style style:name="P14" style:family="paragraph" style:parent-style-name="List_20_Paragraph">
      <style:paragraph-properties fo:margin-left="0.5in" fo:margin-right="0in" fo:line-height="150%" fo:text-align="justify" style:justify-single-word="false" fo:text-indent="0in" style:auto-text-indent="false" style:writing-mode="lr-tb"/>
      <style:text-properties style:font-name="Times New Roman" fo:font-size="12pt" style:font-size-asian="12pt" style:font-name-complex="Times New Roman2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1pt" fo:font-style="normal" fo:font-weight="bold" officeooo:rsid="001454b8" officeooo:paragraph-rsid="0015890f" style:font-size-asian="11pt" style:font-style-asian="normal" style:font-weight-asian="bold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1pt" fo:font-style="normal" fo:font-weight="bold" officeooo:rsid="001b9c3f" officeooo:paragraph-rsid="001b9c3f" style:font-size-asian="11pt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2pt" fo:font-style="normal" fo:font-weight="normal" officeooo:rsid="001b9c3f" officeooo:paragraph-rsid="001b9c3f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style="normal" fo:font-weight="normal" officeooo:rsid="001b9c3f" officeooo:paragraph-rsid="001b9c3f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2pt" fo:font-style="normal" fo:font-weight="normal" officeooo:rsid="001ec166" officeooo:paragraph-rsid="001ec166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2pt" fo:font-style="normal" fo:font-weight="normal" officeooo:rsid="001ec166" officeooo:paragraph-rsid="00385f2c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2pt" fo:font-style="normal" fo:font-weight="normal" officeooo:rsid="00385f2c" officeooo:paragraph-rsid="00385f2c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line-height="150%" fo:text-align="center" style:justify-single-word="false"/>
      <style:text-properties fo:color="#000000" loext:opacity="100%" style:font-name="Courier New" fo:font-size="12pt" fo:font-style="normal" fo:font-weight="bold" officeooo:rsid="001454b8" officeooo:paragraph-rsid="0015890f" style:font-size-asian="12pt" style:font-style-asian="normal" style:font-weight-asian="bold" style:font-size-complex="12pt" style:font-weight-complex="bold"/>
    </style:style>
    <style:style style:name="P23" style:family="paragraph" style:parent-style-name="Standard">
      <style:paragraph-properties fo:line-height="150%" fo:text-align="center" style:justify-single-word="false"/>
      <style:text-properties fo:color="#000000" loext:opacity="100%" style:font-name="Courier New" fo:font-size="12pt" fo:font-style="normal" fo:font-weight="bold" officeooo:rsid="001b9c3f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fo:color="#000000" loext:opacity="100%" style:font-name="Courier New" fo:font-size="12pt" fo:font-style="normal" fo:font-weight="bold" officeooo:rsid="001b9c3f" officeooo:paragraph-rsid="001b9c3f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fo:color="#000000" loext:opacity="100%" style:font-name="Courier New" fo:font-size="11.5pt" fo:font-style="normal" fo:font-weight="bold" officeooo:rsid="001454b8" officeooo:paragraph-rsid="001b9c3f" style:font-size-asian="11.5pt" style:font-style-asian="normal" style:font-weight-asian="bold" style:font-size-complex="11.5pt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fo:color="#000000" loext:opacity="100%" style:font-name="Consolas" fo:font-size="12pt" fo:font-style="normal" fo:font-weight="bold" officeooo:rsid="001ec166" officeooo:paragraph-rsid="001ec166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line-height="150%" fo:text-align="center" style:justify-single-word="false"/>
      <style:text-properties fo:color="#000000" loext:opacity="100%" style:font-name="Consolas" fo:font-size="12pt" fo:font-style="normal" fo:font-weight="bold" officeooo:rsid="001ec166" officeooo:paragraph-rsid="00385f2c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 officeooo:rsid="001454b8" officeooo:paragraph-rsid="001454b8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officeooo:rsid="001454b8" officeooo:paragraph-rsid="0015890f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officeooo:rsid="0015890f" officeooo:paragraph-rsid="0015890f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officeooo:rsid="001b9c3f" officeooo:paragraph-rsid="001b9c3f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Times New Roman" style:text-underline-style="solid" style:text-underline-width="auto" style:text-underline-color="font-color" fo:font-weight="bold" officeooo:rsid="0005604d" officeooo:paragraph-rsid="0005604d" style:font-weight-asian="bold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style:text-underline-style="solid" style:text-underline-width="auto" style:text-underline-color="font-color" fo:font-weight="bold" officeooo:rsid="001454b8" officeooo:paragraph-rsid="001454b8" style:font-weight-asian="bold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" style:text-underline-style="solid" style:text-underline-width="auto" style:text-underline-color="font-color" fo:font-weight="bold" officeooo:rsid="001b9c3f" officeooo:paragraph-rsid="001b9c3f" style:font-weight-asian="bold" style:font-weight-complex="bold"/>
    </style:style>
    <style:style style:name="P35" style:family="paragraph" style:parent-style-name="Standard">
      <style:paragraph-properties fo:line-height="150%" fo:text-align="center" style:justify-single-word="false"/>
      <style:text-properties style:font-name="Times New Roman" officeooo:paragraph-rsid="0010e0ea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Times New Roman" officeooo:paragraph-rsid="0010e0ea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" officeooo:paragraph-rsid="0013cec8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bold" officeooo:rsid="001ce3d3" officeooo:paragraph-rsid="001ce3d3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bold" officeooo:rsid="001ec166" officeooo:paragraph-rsid="001ec166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1ec166" officeooo:paragraph-rsid="001ec166" style:font-size-asian="12pt" style:font-weight-asian="bold" style:font-size-complex="12pt" style:font-weight-complex="bold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1ec166" officeooo:paragraph-rsid="002081a7" style:font-size-asian="12pt" style:font-weight-asian="bold" style:font-size-complex="12pt" style:font-weight-complex="bold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2081a7" officeooo:paragraph-rsid="002081a7" style:font-size-asian="12pt" style:font-weight-asian="bold" style:font-size-complex="12pt" style:font-weight-complex="bold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1ec166" officeooo:paragraph-rsid="001ec166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1ec166" officeooo:paragraph-rsid="002081a7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2081a7" officeooo:paragraph-rsid="0041a3e7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2081a7" officeooo:paragraph-rsid="002081a7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227ae4" officeooo:paragraph-rsid="00227ae4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line-height="150%" fo:text-align="center" style:justify-single-word="false"/>
      <style:text-properties fo:color="#069a2e" loext:opacity="100%" style:font-name="Courier New" fo:font-size="10pt" fo:font-weight="bold" officeooo:rsid="00058e82" officeooo:paragraph-rsid="00058e82" style:font-size-asian="10pt" style:font-weight-asian="bold" style:font-size-complex="10pt" style:font-weight-complex="bold"/>
    </style:style>
    <style:style style:name="P50" style:family="paragraph" style:parent-style-name="Standard">
      <style:paragraph-properties fo:line-height="150%" fo:text-align="justify" style:justify-single-word="false"/>
      <style:text-properties fo:color="#c9211e" loext:opacity="100%" style:font-name="Times New Roman" officeooo:rsid="00058e82" officeooo:paragraph-rsid="00058e82"/>
    </style:style>
    <style:style style:name="P51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" fo:font-size="12pt" officeooo:rsid="000e055b" officeooo:paragraph-rsid="000e055b" style:font-size-asian="12pt" style:font-name-complex="Times New Roman2" style:font-size-complex="12pt"/>
    </style:style>
    <style:style style:name="P52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2pt" fo:font-style="normal" style:text-underline-style="solid" style:text-underline-width="auto" style:text-underline-color="font-color" fo:font-weight="bold" officeooo:rsid="0029ff8e" officeooo:paragraph-rsid="0029ff8e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P53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" officeooo:rsid="000e055b" officeooo:paragraph-rsid="000fb607"/>
    </style:style>
    <style:style style:name="P54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officeooo:rsid="000e055b" officeooo:paragraph-rsid="002a4262"/>
    </style:style>
    <style:style style:name="P55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" officeooo:rsid="000fb607" officeooo:paragraph-rsid="0010e0ea"/>
    </style:style>
    <style:style style:name="P56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officeooo:rsid="000fb607" officeooo:paragraph-rsid="000fb607"/>
    </style:style>
    <style:style style:name="P57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officeooo:rsid="0010e0ea" officeooo:paragraph-rsid="0010e0ea"/>
    </style:style>
    <style:style style:name="P58" style:family="paragraph" style:parent-style-name="Standard">
      <style:paragraph-properties fo:line-height="150%" fo:text-align="center" style:justify-single-word="false"/>
      <style:text-properties style:use-window-font-color="true" loext:opacity="0%" style:text-position="0% 100%" style:font-name="Times New Roman" fo:font-size="12pt" officeooo:rsid="000fb607" officeooo:paragraph-rsid="000fb607" style:font-name-asian="Liberation Serif1" style:font-size-asian="12pt" style:font-name-complex="Liberation Serif1" style:font-size-complex="12pt"/>
    </style:style>
    <style:style style:name="P59" style:family="paragraph" style:parent-style-name="Standard">
      <style:paragraph-properties fo:line-height="150%" fo:text-align="justify" style:justify-single-word="false"/>
      <style:text-properties style:use-window-font-color="true" loext:opacity="0%" style:text-position="0% 100%" style:font-name="Times New Roman" fo:font-size="12pt" officeooo:rsid="000fb607" officeooo:paragraph-rsid="000fb607" style:font-name-asian="Liberation Serif1" style:font-size-asian="12pt" style:font-name-complex="Liberation Serif1" style:font-size-complex="12pt"/>
    </style:style>
    <style:style style:name="P60" style:family="paragraph" style:parent-style-name="Standard">
      <style:paragraph-properties fo:line-height="150%" fo:text-align="justify" style:justify-single-word="false"/>
      <style:text-properties style:use-window-font-color="true" loext:opacity="0%" style:text-position="0% 100%" style:font-name="Times New Roman" fo:font-size="12pt" officeooo:rsid="000fb607" officeooo:paragraph-rsid="0010e0ea" style:font-name-asian="Liberation Serif1" style:font-size-asian="12pt" style:font-name-complex="Liberation Serif1" style:font-size-complex="12pt"/>
    </style:style>
    <style:style style:name="P61" style:family="paragraph" style:parent-style-name="Standard">
      <style:paragraph-properties fo:line-height="150%" fo:text-align="center" style:justify-single-word="false"/>
      <style:text-properties style:use-window-font-color="true" loext:opacity="0%" style:text-position="0% 100%" style:font-name="Times New Roman" fo:font-size="12pt" officeooo:rsid="000fb607" officeooo:paragraph-rsid="000fb607" style:font-name-asian="Liberation Serif1" style:font-size-asian="12pt" style:font-name-complex="Times New Roman2" style:font-size-complex="12pt"/>
    </style:style>
    <style:style style:name="P62" style:family="paragraph" style:parent-style-name="Standard">
      <style:paragraph-properties fo:line-height="150%" fo:text-align="justify" style:justify-single-word="false"/>
      <style:text-properties style:use-window-font-color="true" loext:opacity="0%" style:text-position="0% 100%" style:font-name="Times New Roman" fo:font-size="12pt" officeooo:rsid="000fb607" officeooo:paragraph-rsid="000fb607" style:font-name-asian="Liberation Serif1" style:font-size-asian="12pt" style:font-name-complex="Times New Roman2" style:font-size-complex="12pt"/>
    </style:style>
    <style:style style:name="P63" style:family="paragraph" style:parent-style-name="Standard">
      <style:paragraph-properties fo:line-height="150%" fo:text-align="justify" style:justify-single-word="false"/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bold" officeooo:rsid="002a4262" officeooo:paragraph-rsid="002a4262" style:font-name-asian="Liberation Serif1" style:font-size-asian="12pt" style:font-weight-asian="bold" style:font-name-complex="Liberation Serif1" style:font-size-complex="12pt" style:font-weight-complex="bold"/>
    </style:style>
    <style:style style:name="P64" style:family="paragraph" style:parent-style-name="Standard">
      <style:paragraph-properties fo:line-height="150%" fo:text-align="justify" style:justify-single-word="false"/>
      <style:text-properties style:use-window-font-color="true" loext:opacity="0%" style:text-position="0% 100%" style:font-name="Times New Roman" style:text-underline-style="solid" style:text-underline-width="auto" style:text-underline-color="font-color" fo:font-weight="bold" officeooo:rsid="0013cec8" officeooo:paragraph-rsid="0013cec8" style:font-weight-asian="bold" style:font-weight-complex="bold"/>
    </style:style>
    <style:style style:name="P65" style:family="paragraph" style:parent-style-name="Standard">
      <style:paragraph-properties fo:line-height="150%" fo:text-align="justify" style:justify-single-word="false"/>
      <style:text-properties style:use-window-font-color="true" loext:opacity="0%" style:text-position="super 58%" style:font-name="Times New Roman" officeooo:rsid="00127a93" officeooo:paragraph-rsid="00127a93"/>
    </style:style>
    <style:style style:name="P66" style:family="paragraph" style:parent-style-name="Standard">
      <style:paragraph-properties fo:line-height="150%" fo:text-align="center" style:justify-single-word="false"/>
      <style:text-properties style:use-window-font-color="true" loext:opacity="0%" style:font-name="Courier New" fo:font-weight="bold" officeooo:rsid="00058e82" officeooo:paragraph-rsid="00266411" style:font-weight-asian="bold" style:font-weight-complex="bold"/>
    </style:style>
    <style:style style:name="P67" style:family="paragraph" style:parent-style-name="Standard">
      <style:paragraph-properties fo:line-height="150%" fo:text-align="center" style:justify-single-word="false"/>
      <style:text-properties style:font-name="Courier New" fo:font-weight="bold" officeooo:rsid="001454b8" officeooo:paragraph-rsid="001454b8" style:font-weight-asian="bold" style:font-weight-complex="bold"/>
    </style:style>
    <style:style style:name="P68" style:family="paragraph" style:parent-style-name="Standard">
      <style:paragraph-properties fo:line-height="150%" fo:text-align="center" style:justify-single-word="false"/>
      <style:text-properties style:font-name="Courier New" fo:font-weight="bold" officeooo:rsid="001454b8" officeooo:paragraph-rsid="0015890f" style:font-weight-asian="bold" style:font-weight-complex="bold"/>
    </style:style>
    <style:style style:name="P69" style:family="paragraph" style:parent-style-name="Standard">
      <style:paragraph-properties fo:line-height="150%" fo:text-align="center" style:justify-single-word="false"/>
      <style:text-properties style:font-name="Courier New" fo:font-size="12pt" fo:font-weight="bold" officeooo:rsid="001b9c3f" officeooo:paragraph-rsid="005266ee" style:font-size-asian="12pt" style:font-weight-asian="bold" style:font-size-complex="12pt" style:font-weight-complex="bold"/>
    </style:style>
    <style:style style:name="P70" style:family="paragraph" style:parent-style-name="Standard">
      <style:paragraph-properties fo:line-height="150%" fo:text-align="justify" style:justify-single-word="false"/>
      <style:text-properties style:font-name="Courier New" fo:font-size="12pt" fo:font-weight="bold" officeooo:rsid="001b9c3f" officeooo:paragraph-rsid="00227ae4" style:font-size-asian="12pt" style:font-weight-asian="bold" style:font-size-complex="12pt" style:font-weight-complex="bold"/>
    </style:style>
    <style:style style:name="P71" style:family="paragraph" style:parent-style-name="Standard">
      <style:paragraph-properties fo:line-height="150%" fo:text-align="justify" style:justify-single-word="false"/>
      <style:text-properties officeooo:paragraph-rsid="00266411"/>
    </style:style>
    <style:style style:name="P72" style:family="paragraph" style:parent-style-name="Standard">
      <style:paragraph-properties fo:line-height="150%" fo:text-align="justify" style:justify-single-word="false"/>
      <style:text-properties officeooo:paragraph-rsid="001b9c3f"/>
    </style:style>
    <style:style style:name="P73" style:family="paragraph" style:parent-style-name="Standard">
      <style:paragraph-properties fo:line-height="150%" fo:text-align="justify" style:justify-single-word="false"/>
      <style:text-properties officeooo:paragraph-rsid="001ec166"/>
    </style:style>
    <style:style style:name="P74" style:family="paragraph" style:parent-style-name="Standard">
      <style:paragraph-properties fo:line-height="150%" fo:text-align="center" style:justify-single-word="false"/>
      <style:text-properties fo:color="#813709" loext:opacity="100%" style:font-name="Courier New" fo:font-size="10pt" fo:font-weight="bold" officeooo:rsid="00058e82" officeooo:paragraph-rsid="00058e82" style:font-size-asian="10pt" style:font-weight-asian="bold" style:font-size-complex="10pt" style:font-weight-complex="bold"/>
    </style:style>
    <style:style style:name="P75" style:family="paragraph" style:parent-style-name="Heading_20_1">
      <style:text-properties fo:font-size="12pt" style:font-size-asian="12pt" style:font-size-complex="12pt"/>
    </style:style>
    <style:style style:name="P76" style:family="paragraph" style:parent-style-name="Heading_20_2">
      <style:text-properties style:text-underline-style="none"/>
    </style:style>
    <style:style style:name="P77" style:family="paragraph" style:parent-style-name="List_20_Paragraph" style:list-style-name="WWNum2" style:master-page-name="">
      <loext:graphic-properties draw:fill="none"/>
      <style:paragraph-properties fo:margin-left="0.3752in" fo:margin-right="0in" fo:margin-top="0in" fo:margin-bottom="0in" style:contextual-spacing="true" fo:line-height="115%" fo:text-align="justify" style:justify-single-word="false" fo:orphans="2" fo:widows="2" fo:text-indent="-0.25in" style:auto-text-indent="false" style:page-number="auto" fo:background-color="transparent" style:writing-mode="lr-tb">
        <style:tab-stops/>
      </style:paragraph-properties>
      <style:text-properties style:font-name="Times New Roman" fo:font-size="12pt" style:font-size-asian="12pt" style:font-name-complex="Times New Roman2" style:font-size-complex="12pt"/>
    </style:style>
    <style:style style:name="P78" style:family="paragraph" style:parent-style-name="List_20_Paragraph" style:list-style-name="WWNum2" style:master-page-name="">
      <loext:graphic-properties draw:fill="none"/>
      <style:paragraph-properties fo:margin-left="0.3752in" fo:margin-right="0in" fo:margin-top="0in" fo:margin-bottom="0in" style:contextual-spacing="true" fo:line-height="115%" fo:text-align="justify" style:justify-single-word="false" fo:orphans="2" fo:widows="2" fo:text-indent="-0.25in" style:auto-text-indent="false" style:page-number="auto" fo:background-color="transparent" style:writing-mode="lr-tb"/>
      <style:text-properties style:font-name="Times New Roman" fo:font-size="12pt" style:font-size-asian="12pt" style:font-name-complex="Times New Roman2" style:font-size-complex="12pt"/>
    </style:style>
    <style:style style:name="P79" style:family="paragraph" style:parent-style-name="List_20_Paragraph" style:list-style-name="WWNum2">
      <loext:graphic-properties draw:fill="none"/>
      <style:paragraph-properties fo:margin-left="0.3752in" fo:margin-right="0in" fo:margin-top="0in" fo:margin-bottom="0in" style:contextual-spacing="true" fo:line-height="115%" fo:text-align="justify" style:justify-single-word="false" fo:orphans="2" fo:widows="2" fo:text-indent="-0.25in" style:auto-text-indent="false" fo:background-color="transparent" style:writing-mode="lr-tb"/>
      <style:text-properties style:font-name="Times New Roman" fo:font-size="12pt" style:font-size-asian="12pt" style:font-name-complex="Times New Roman2" style:font-size-complex="12pt"/>
    </style:style>
    <style:style style:name="P80" style:family="paragraph" style:parent-style-name="Standard">
      <style:paragraph-properties fo:line-height="150%" fo:text-align="justify" style:justify-single-word="false"/>
      <style:text-properties style:font-name="Times New Roman" style:text-underline-style="solid" style:text-underline-width="auto" style:text-underline-color="font-color" fo:font-weight="bold" officeooo:rsid="00058e82" officeooo:paragraph-rsid="00058e82" style:font-weight-asian="bold" style:font-weight-complex="bold"/>
    </style:style>
    <style:style style:name="P81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1ec166" officeooo:paragraph-rsid="001ec166" style:font-size-asian="12pt" style:font-weight-asian="bold" style:font-size-complex="12pt" style:font-weight-complex="bold"/>
    </style:style>
    <style:style style:name="P82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2081a7" officeooo:paragraph-rsid="0041a3e7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2081a7" officeooo:paragraph-rsid="002081a7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1ec166" officeooo:paragraph-rsid="002081a7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line-height="150%" fo:text-align="justify" style:justify-single-word="false"/>
      <style:text-properties style:font-name="Times New Roman" officeooo:rsid="0005604d" officeooo:paragraph-rsid="0005604d"/>
    </style:style>
    <style:style style:name="P86" style:family="paragraph" style:parent-style-name="Standard">
      <style:paragraph-properties fo:line-height="150%" fo:text-align="justify" style:justify-single-word="false"/>
      <style:text-properties style:font-name="Times New Roman" officeooo:rsid="001b9c3f" officeooo:paragraph-rsid="001b9c3f"/>
    </style:style>
    <style:style style:name="P87" style:family="paragraph" style:parent-style-name="Standard">
      <style:paragraph-properties fo:line-height="150%" fo:text-align="center" style:justify-single-word="false"/>
      <style:text-properties style:font-name="Courier New" fo:font-size="12pt" fo:font-weight="bold" officeooo:rsid="001b9c3f" officeooo:paragraph-rsid="005266ee" style:font-size-asian="12pt" style:font-weight-asian="bold" style:font-size-complex="12pt" style:font-weight-complex="bold"/>
    </style:style>
    <style:style style:name="P88" style:family="paragraph" style:parent-style-name="Standard">
      <style:paragraph-properties fo:line-height="150%" fo:text-align="start" style:justify-single-word="false"/>
      <style:text-properties style:font-name="Courier New" fo:font-size="12pt" fo:font-weight="bold" officeooo:rsid="005c461a" officeooo:paragraph-rsid="005c461a" style:font-size-asian="12pt" style:font-weight-asian="bold" style:font-size-complex="12pt" style:font-weight-complex="bold"/>
    </style:style>
    <style:style style:name="P89" style:family="paragraph" style:parent-style-name="Standard">
      <style:paragraph-properties fo:line-height="150%" fo:text-align="center" style:justify-single-word="false"/>
      <style:text-properties style:font-name="Courier New" officeooo:rsid="001454b8" officeooo:paragraph-rsid="0015890f"/>
    </style:style>
    <style:style style:name="P90" style:family="paragraph" style:parent-style-name="Standard">
      <style:paragraph-properties fo:line-height="150%" fo:text-align="start" style:justify-single-word="false"/>
      <style:text-properties style:font-name="Courier New" officeooo:rsid="001454b8" officeooo:paragraph-rsid="0015890f"/>
    </style:style>
    <style:style style:name="P91" style:family="paragraph" style:parent-style-name="Standard">
      <style:paragraph-properties fo:line-height="150%" fo:text-align="start" style:justify-single-word="false"/>
      <style:text-properties style:font-name="Times New Roman" fo:font-size="12pt" fo:font-weight="normal" officeooo:rsid="005c461a" officeooo:paragraph-rsid="005c461a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5c461a" officeooo:paragraph-rsid="005c461a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line-height="150%" fo:text-align="center" style:justify-single-word="false"/>
      <style:text-properties style:use-window-font-color="true" loext:opacity="0%" style:font-name="Courier New" fo:font-weight="bold" officeooo:rsid="00058e82" officeooo:paragraph-rsid="00058e82" style:font-weight-asian="bold" style:font-weight-complex="bold"/>
    </style:style>
    <style:style style:name="P94" style:family="paragraph" style:parent-style-name="Standard">
      <style:paragraph-properties fo:line-height="150%" fo:text-align="justify" style:justify-single-word="false"/>
      <style:text-properties style:use-window-font-color="true" loext:opacity="0%" style:font-name="Courier New" fo:font-weight="bold" officeooo:rsid="005e3a0a" officeooo:paragraph-rsid="005e3a0a" style:font-weight-asian="bold" style:font-weight-complex="bold"/>
    </style:style>
    <style:style style:name="P95" style:family="paragraph" style:parent-style-name="Standard">
      <style:paragraph-properties fo:line-height="150%" fo:text-align="center" style:justify-single-word="false"/>
      <style:text-properties style:use-window-font-color="true" loext:opacity="0%" style:font-name="Times New Roman" officeooo:rsid="00058e82" officeooo:paragraph-rsid="005e3a0a"/>
    </style:style>
    <style:style style:name="P96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officeooo:rsid="0010e0ea" officeooo:paragraph-rsid="0010e0ea"/>
    </style:style>
    <style:style style:name="P97" style:family="paragraph" style:parent-style-name="Standard">
      <style:paragraph-properties fo:line-height="150%" fo:text-align="justify" style:justify-single-word="false"/>
      <style:text-properties style:use-window-font-color="true" loext:opacity="0%" style:text-position="0% 100%" style:font-name="Times New Roman" fo:font-size="12pt" officeooo:rsid="000fb607" officeooo:paragraph-rsid="0010e0ea" style:font-name-asian="Liberation Serif1" style:font-size-asian="12pt" style:font-name-complex="Liberation Serif1" style:font-size-complex="12pt"/>
    </style:style>
    <style:style style:name="P98" style:family="paragraph" style:parent-style-name="Standard">
      <style:paragraph-properties fo:line-height="150%" fo:text-align="justify" style:justify-single-word="false"/>
      <style:text-properties officeooo:paragraph-rsid="001b9c3f"/>
    </style:style>
    <style:style style:name="P9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2pt" fo:font-style="normal" fo:font-weight="normal" officeooo:rsid="001b9c3f" officeooo:paragraph-rsid="001b9c3f" style:font-size-asian="12pt" style:font-style-asian="normal" style:font-weight-asian="normal" style:font-size-complex="12pt" style:font-weight-complex="normal"/>
    </style:style>
    <style:style style:name="P10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2pt" fo:font-style="normal" fo:font-weight="normal" officeooo:rsid="001ec166" officeooo:paragraph-rsid="001ec166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2pt" fo:font-style="normal" fo:font-weight="normal" officeooo:rsid="001b9c3f" officeooo:paragraph-rsid="001b9c3f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style="normal" fo:font-weight="normal" officeooo:rsid="001b9c3f" officeooo:paragraph-rsid="001b9c3f" style:font-size-asian="12pt" style:font-style-asian="normal" style:font-weight-asian="normal" style:font-size-complex="12pt" style:font-style-complex="normal" style:font-weight-complex="normal"/>
    </style:style>
    <style:style style:name="P103" style:family="paragraph">
      <style:paragraph-properties fo:text-align="center"/>
    </style:style>
    <style:style style:name="T1" style:family="text">
      <style:text-properties style:text-position="sub 58%" fo:font-size="12pt" style:font-size-asian="12pt" style:font-name-complex="Times New Roman2" style:font-size-complex="12pt"/>
    </style:style>
    <style:style style:name="T2" style:family="text">
      <style:text-properties style:text-position="sub 58%" fo:font-size="12pt" fo:font-weight="bold" style:font-size-asian="12pt" style:font-weight-asian="bold" style:font-name-complex="Times New Roman2" style:font-size-complex="12pt" style:font-weight-complex="bold"/>
    </style:style>
    <style:style style:name="T3" style:family="text">
      <style:text-properties style:use-window-font-color="true" loext:opacity="0%" style:text-position="0% 100%" fo:font-size="12pt" officeooo:rsid="0010e0ea" style:font-name-asian="Liberation Serif1" style:font-size-asian="12pt" style:font-name-complex="Times New Roman2" style:font-size-complex="12pt"/>
    </style:style>
    <style:style style:name="T4" style:family="text">
      <style:text-properties style:use-window-font-color="true" loext:opacity="0%" style:text-position="0% 100%" fo:font-size="12pt" officeooo:rsid="000fb607" style:font-name-asian="Liberation Serif1" style:font-size-asian="12pt" style:font-name-complex="Times New Roman2" style:font-size-complex="12pt"/>
    </style:style>
    <style:style style:name="T5" style:family="text">
      <style:text-properties style:use-window-font-color="true" loext:opacity="0%" style:text-position="0% 100%" fo:font-size="12pt" fo:font-style="italic" officeooo:rsid="000fb607" style:font-name-asian="Liberation Serif1" style:font-size-asian="12pt" style:font-style-asian="italic" style:font-name-complex="Times New Roman2" style:font-size-complex="12pt" style:font-style-complex="italic"/>
    </style:style>
    <style:style style:name="T6" style:family="text">
      <style:text-properties style:use-window-font-color="true" loext:opacity="0%" style:text-position="0% 100%" fo:font-size="12pt" fo:font-style="italic" officeooo:rsid="0010e0ea" style:font-name-asian="Liberation Serif1" style:font-size-asian="12pt" style:font-style-asian="italic" style:font-name-complex="Times New Roman2" style:font-size-complex="12pt" style:font-style-complex="italic"/>
    </style:style>
    <style:style style:name="T7" style:family="text">
      <style:text-properties style:use-window-font-color="true" loext:opacity="0%" style:text-position="0% 100%" fo:font-size="12pt" fo:font-style="normal" fo:font-weight="bold" officeooo:rsid="000fb607" style:font-name-asian="Liberation Serif1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T8" style:family="text">
      <style:text-properties style:use-window-font-color="true" loext:opacity="0%" style:text-position="0% 100%" fo:font-size="12pt" fo:font-style="normal" fo:font-weight="bold" officeooo:rsid="0010e0ea" style:font-name-asian="Liberation Serif1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T9" style:family="text">
      <style:text-properties style:use-window-font-color="true" loext:opacity="0%" style:text-position="0% 100%" fo:font-size="12pt" fo:font-weight="bold" officeooo:rsid="0010e0ea" style:font-name-asian="Liberation Serif1" style:font-size-asian="12pt" style:font-weight-asian="bold" style:font-name-complex="Times New Roman2" style:font-size-complex="12pt" style:font-weight-complex="bold"/>
    </style:style>
    <style:style style:name="T10" style:family="text">
      <style:text-properties style:use-window-font-color="true" loext:opacity="0%" style:text-position="super 58%" fo:font-size="12pt" officeooo:rsid="0010e0ea" style:font-name-asian="Liberation Serif1" style:font-size-asian="12pt" style:font-name-complex="Times New Roman2" style:font-size-complex="12pt"/>
    </style:style>
    <style:style style:name="T11" style:family="text">
      <style:text-properties style:use-window-font-color="true" loext:opacity="0%" style:text-position="super 58%" fo:font-size="12pt" officeooo:rsid="000fb607" style:font-name-asian="Liberation Serif1" style:font-size-asian="12pt" style:font-name-complex="Times New Roman2" style:font-size-complex="12pt"/>
    </style:style>
    <style:style style:name="T12" style:family="text">
      <style:text-properties style:use-window-font-color="true" loext:opacity="0%" style:font-name="Times New Roman" officeooo:rsid="00058e82"/>
    </style:style>
    <style:style style:name="T13" style:family="text">
      <style:text-properties style:use-window-font-color="true" loext:opacity="0%" style:font-name="Times New Roman" officeooo:rsid="00266411"/>
    </style:style>
    <style:style style:name="T14" style:family="text">
      <style:text-properties style:use-window-font-color="true" loext:opacity="0%" style:font-name="Times New Roman" officeooo:rsid="000875c8"/>
    </style:style>
    <style:style style:name="T15" style:family="text">
      <style:text-properties style:text-position="0% 100%" fo:font-size="12pt" style:font-size-asian="12pt" style:font-name-complex="Times New Roman2" style:font-size-complex="12pt"/>
    </style:style>
    <style:style style:name="T16" style:family="text">
      <style:text-properties style:text-position="0% 100%" fo:font-size="12pt" style:font-name-asian="Liberation Serif1" style:font-size-asian="12pt" style:font-name-complex="Liberation Serif1" style:font-size-complex="12pt"/>
    </style:style>
    <style:style style:name="T17" style:family="text">
      <style:text-properties style:text-position="0% 100%" fo:font-size="12pt" style:font-name-asian="Liberation Serif1" style:font-size-asian="12pt" style:font-name-complex="Times New Roman2" style:font-size-complex="12pt"/>
    </style:style>
    <style:style style:name="T18" style:family="text">
      <style:text-properties style:text-position="0% 100%" fo:font-size="12pt" officeooo:rsid="000fb607" style:font-name-asian="Liberation Serif1" style:font-size-asian="12pt" style:font-name-complex="Times New Roman2" style:font-size-complex="12pt"/>
    </style:style>
    <style:style style:name="T19" style:family="text">
      <style:text-properties style:text-position="0% 100%" fo:font-size="12pt" officeooo:rsid="0010e0ea" style:font-name-asian="Liberation Serif1" style:font-size-asian="12pt" style:font-name-complex="Times New Roman2" style:font-size-complex="12pt"/>
    </style:style>
    <style:style style:name="T20" style:family="text">
      <style:text-properties style:text-position="0% 100%" fo:font-size="12pt" fo:font-weight="bold" style:font-size-asian="12pt" style:font-weight-asian="bold" style:font-name-complex="Times New Roman2" style:font-size-complex="12pt" style:font-weight-complex="bold"/>
    </style:style>
    <style:style style:name="T21" style:family="text">
      <style:text-properties style:text-position="0% 100%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2" style:family="text">
      <style:text-properties style:text-position="0% 100%" fo:font-size="12pt" fo:font-weight="bold" style:font-name-asian="SimSun" style:font-size-asian="12pt" style:font-weight-asian="bold" style:font-name-complex="Times New Roman2" style:font-size-complex="12pt" style:font-weight-complex="bold"/>
    </style:style>
    <style:style style:name="T23" style:family="text">
      <style:text-properties style:text-position="0% 100%" fo:font-size="12pt" fo:font-weight="bold" style:font-name-asian="Liberation Serif1" style:font-size-asian="12pt" style:font-weight-asian="bold" style:font-name-complex="Liberation Serif1" style:font-size-complex="12pt" style:font-weight-complex="bold"/>
    </style:style>
    <style:style style:name="T24" style:family="text">
      <style:text-properties style:text-position="super 58%"/>
    </style:style>
    <style:style style:name="T25" style:family="text">
      <style:text-properties style:text-position="super 58%" fo:font-size="12pt" officeooo:rsid="000fb607" style:font-name-asian="Liberation Serif1" style:font-size-asian="12pt" style:font-name-complex="Times New Roman2" style:font-size-complex="12pt"/>
    </style:style>
    <style:style style:name="T26" style:family="text">
      <style:text-properties style:text-position="super 58%" officeooo:rsid="0013cec8"/>
    </style:style>
    <style:style style:name="T27" style:family="text">
      <style:text-properties officeooo:rsid="0015890f"/>
    </style:style>
    <style:style style:name="T28" style:family="text">
      <style:text-properties fo:color="#000000" loext:opacity="100%" fo:font-style="italic" fo:font-weight="normal" style:font-style-asian="italic" style:font-weight-asian="normal" style:font-weight-complex="normal"/>
    </style:style>
    <style:style style:name="T29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color="#000000" loext:opacity="100%" fo:font-style="normal" fo:font-weight="normal" officeooo:rsid="003f5fe6" style:font-style-asian="normal" style:font-weight-asian="normal" style:font-style-complex="normal" style:font-weight-complex="normal"/>
    </style:style>
    <style:style style:name="T31" style:family="text">
      <style:text-properties fo:color="#000000" loext:opacity="100%" style:font-name="Times New Roman" fo:font-size="12pt" fo:font-style="normal" style:text-underline-style="none" fo:font-weight="normal" officeooo:rsid="001b9c3f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loext:opacity="100%" style:font-name="Times New Roman" fo:font-size="12pt" fo:font-style="normal" style:text-underline-style="none" fo:font-weight="normal" officeooo:rsid="0037f3c2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loext:opacity="100%" style:font-name="Times New Roman" fo:font-size="12pt" fo:font-style="normal" fo:font-weight="normal" officeooo:rsid="00385f2c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loext:opacity="100%" style:font-name="Times New Roman" fo:font-size="12pt" fo:font-style="normal" fo:font-weight="normal" officeooo:rsid="001ec166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loext:opacity="100%" style:font-name="Courier New" fo:font-size="11pt" fo:font-style="normal" style:text-underline-style="none" fo:font-weight="bold" officeooo:rsid="001b9c3f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fo:color="#000000" loext:opacity="100%" fo:font-weight="normal" style:font-weight-asian="normal" style:font-weight-complex="normal"/>
    </style:style>
    <style:style style:name="T37" style:family="text">
      <style:text-properties fo:color="#000000" loext:opacity="100%" fo:font-weight="normal" officeooo:rsid="001ec166" style:font-weight-asian="normal" style:font-weight-complex="normal"/>
    </style:style>
    <style:style style:name="T38" style:family="text">
      <style:text-properties fo:color="#000000" loext:opacity="100%" fo:font-weight="normal" officeooo:rsid="0037f3c2" style:font-weight-asian="normal" style:font-weight-complex="normal"/>
    </style:style>
    <style:style style:name="T39" style:family="text">
      <style:text-properties officeooo:rsid="00255357"/>
    </style:style>
    <style:style style:name="T40" style:family="text">
      <style:text-properties fo:font-size="12pt" style:font-size-asian="12pt" style:font-name-complex="Times New Roman2" style:font-size-complex="12pt"/>
    </style:style>
    <style:style style:name="T41" style:family="text">
      <style:text-properties fo:font-size="12pt" officeooo:rsid="00058e82" style:font-size-asian="12pt" style:font-name-complex="Times New Roman2" style:font-size-complex="12pt"/>
    </style:style>
    <style:style style:name="T42" style:family="text">
      <style:text-properties fo:font-size="12pt" officeooo:rsid="001b9c3f" style:font-size-asian="12pt" style:font-name-complex="Times New Roman2" style:font-size-complex="12pt"/>
    </style:style>
    <style:style style:name="T43" style:family="text">
      <style:text-properties fo:font-size="12pt" officeooo:rsid="0028340c" style:font-size-asian="12pt" style:font-name-complex="Times New Roman2" style:font-size-complex="12pt"/>
    </style:style>
    <style:style style:name="T44" style:family="text">
      <style:text-properties fo:font-size="12pt" officeooo:rsid="0029ff8e" style:font-size-asian="12pt" style:font-name-complex="Times New Roman2" style:font-size-complex="12pt"/>
    </style:style>
    <style:style style:name="T45" style:family="text">
      <style:text-properties fo:font-size="12pt" officeooo:rsid="002a4262" style:font-size-asian="12pt" style:font-name-complex="Times New Roman2" style:font-size-complex="12pt"/>
    </style:style>
    <style:style style:name="T46" style:family="text">
      <style:text-properties fo:font-size="12pt" fo:font-weight="bold" style:font-size-asian="12pt" style:font-weight-asian="bold" style:font-name-complex="Times New Roman2" style:font-size-complex="12pt" style:font-weight-complex="bold"/>
    </style:style>
    <style:style style:name="T47" style:family="text">
      <style:text-properties fo:font-size="12pt" fo:font-weight="bold" officeooo:rsid="000fb607" style:font-size-asian="12pt" style:font-weight-asian="bold" style:font-name-complex="Times New Roman2" style:font-size-complex="12pt" style:font-weight-complex="bold"/>
    </style:style>
    <style:style style:name="T48" style:family="text">
      <style:text-properties style:font-name="Times New Roman1" fo:font-size="11pt" officeooo:rsid="00255357" style:font-name-asian="Times New Roman1" style:font-size-asian="11pt" style:font-name-complex="Times New Roman1" style:font-size-complex="11pt"/>
    </style:style>
    <style:style style:name="T49" style:family="text">
      <style:text-properties style:font-name="Times New Roman1" fo:font-size="11pt" fo:font-style="italic" officeooo:rsid="00255357" style:font-size-asian="11pt" style:font-style-asian="italic" style:font-size-complex="11pt" style:font-style-complex="italic"/>
    </style:style>
    <style:style style:name="T50" style:family="text">
      <style:text-properties style:font-name="Times New Roman1" fo:font-style="italic" officeooo:rsid="00255357" style:font-style-asian="italic" style:font-style-complex="italic"/>
    </style:style>
    <style:style style:name="T51" style:family="text">
      <style:text-properties style:font-name="Times New Roman" fo:font-size="11pt" officeooo:rsid="0005604d" style:font-size-asian="11pt" style:font-size-complex="11pt"/>
    </style:style>
    <style:style style:name="T52" style:family="text">
      <style:text-properties style:font-name="Times New Roman" fo:font-size="11pt" officeooo:rsid="00255357" style:font-size-asian="11pt" style:font-size-complex="11pt"/>
    </style:style>
    <style:style style:name="T53" style:family="text">
      <style:text-properties style:font-name="Times New Roman" fo:font-size="11pt" fo:font-weight="bold" officeooo:rsid="00255357" style:font-size-asian="11pt" style:font-weight-asian="bold" style:font-size-complex="11pt" style:font-weight-complex="bold"/>
    </style:style>
    <style:style style:name="T54" style:family="text">
      <style:text-properties style:font-name="Times New Roman" fo:font-size="11pt" fo:font-style="italic" officeooo:rsid="00255357" style:font-size-asian="11pt" style:font-style-asian="italic" style:font-size-complex="11pt" style:font-style-complex="italic"/>
    </style:style>
    <style:style style:name="T55" style:family="text">
      <style:text-properties style:font-name="Times New Roman" officeooo:rsid="001b9c3f"/>
    </style:style>
    <style:style style:name="T56" style:family="text">
      <style:text-properties style:font-name="Times New Roman" officeooo:rsid="0037f3c2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15890f" style:font-weight-asian="bold" style:font-weight-complex="bold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officeooo:rsid="00255357" style:font-style-asian="italic" style:font-style-complex="italic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3" style:family="text">
      <style:text-properties style:text-underline-style="solid" style:text-underline-width="auto" style:text-underline-color="font-color" fo:font-weight="bold" officeooo:rsid="005e3a0a" style:font-weight-asian="bold" style:font-weight-complex="bold"/>
    </style:style>
    <style:style style:name="T64" style:family="text">
      <style:text-properties officeooo:rsid="002c3732"/>
    </style:style>
    <style:style style:name="T65" style:family="text">
      <style:text-properties style:font-name="Courier New" fo:font-weight="bold" style:font-weight-asian="bold" style:font-weight-complex="bold"/>
    </style:style>
    <style:style style:name="T66" style:family="text">
      <style:text-properties style:font-name="Courier New" fo:font-weight="bold" officeooo:rsid="001b9c3f" style:font-weight-asian="bold" style:font-weight-complex="bold"/>
    </style:style>
    <style:style style:name="T67" style:family="text">
      <style:text-properties style:font-name="Courier New" officeooo:rsid="001b9c3f"/>
    </style:style>
    <style:style style:name="T68" style:family="text">
      <style:text-properties officeooo:rsid="003012e7"/>
    </style:style>
    <style:style style:name="T69" style:family="text">
      <style:text-properties officeooo:rsid="0037f3c2"/>
    </style:style>
    <style:style style:name="T70" style:family="text">
      <style:text-properties officeooo:rsid="00385f2c"/>
    </style:style>
    <style:style style:name="T71" style:family="text">
      <style:text-properties officeooo:rsid="003a13de"/>
    </style:style>
    <style:style style:name="T72" style:family="text">
      <style:text-properties officeooo:rsid="003bab1a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officeooo:rsid="003cda27"/>
    </style:style>
    <style:style style:name="T75" style:family="text">
      <style:text-properties officeooo:rsid="003db799"/>
    </style:style>
    <style:style style:name="T76" style:family="text">
      <style:text-properties officeooo:rsid="0041a3e7"/>
    </style:style>
    <style:style style:name="T77" style:family="text">
      <style:text-properties officeooo:rsid="00448c95"/>
    </style:style>
    <style:style style:name="T78" style:family="text">
      <style:text-properties style:font-name="Courier New"/>
    </style:style>
    <style:style style:name="T79" style:family="text">
      <style:text-properties style:font-name="Courier New" fo:font-size="10pt" style:font-size-asian="10pt" style:font-size-complex="10pt"/>
    </style:style>
    <style:style style:name="T80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81" style:family="text">
      <style:text-properties fo:font-size="10pt" style:font-size-asian="10pt" style:font-size-complex="10pt"/>
    </style:style>
    <style:style style:name="T82" style:family="text">
      <style:text-properties officeooo:rsid="005e3a0a"/>
    </style:style>
    <style:style style:name="T83" style:family="text">
      <style:text-properties style:font-style-complex="normal"/>
    </style:style>
    <style:style style:name="fr1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Formula">
      <style:graphic-properties style:vertical-pos="from-top" style:vertical-rel="paragraph-content" style:horizontal-pos="center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1">N</text:span><text:span text:style-name="T40">ame: Brihat Ratna Bajracharya</text:span></text:p>
      <text:p text:style-name="P7">Roll No.: 19/075</text:p>
      <text:h text:style-name="Heading_20_1" text:outline-level="1">Assignment #1 (Advanced Cryptography)</text:h>
      <text:p text:style-name="P8"><draw:line text:anchor-type="paragraph" draw:z-index="20" draw:name="Shape1" draw:style-name="gr1" draw:text-style-name="P103" svg:x1="0.0193in" svg:y1="0.0252in" svg:x2="6.6965in" svg:y2="0.0252in"><text:p/></draw:line></text:p>
      <text:h text:style-name="Heading_20_1" text:outline-level="1"><text:span text:style-name="T41">1. </text:span><text:span text:style-name="T40">Evaluate the following:</text:span></text:h>
      <text:list xml:id="list497584260" text:style-name="WWNum2">
        <text:list-item>
          <text:p text:style-name="P77">7503 mod 81</text:p>
        </text:list-item>
        <text:list-item>
          <text:p text:style-name="P78">-7503 mod 81</text:p>
        </text:list-item>
        <text:list-item>
          <text:p text:style-name="P79">81 mod 7503</text:p>
        </text:list-item>
        <text:list-item>
          <text:p text:style-name="P79">-81 mod 7503</text:p>
        </text:list-item>
      </text:list>
      <text:p text:style-name="P36"/>
      <text:p text:style-name="P32">Answer</text:p>
      <text:p text:style-name="P13"><text:span text:style-name="T51">a. <text:tab/>7503 </text:span><text:span text:style-name="T48">=</text:span><text:span text:style-name="T51"> </text:span><text:span text:style-name="T54">(92 </text:span><text:span text:style-name="T49">×</text:span><text:span text:style-name="T54"> 81 + 51)</text:span></text:p>
      <text:p text:style-name="P12"><text:span text:style-name="T52"><text:tab/>So, 7503 mod 81 = </text:span><text:span text:style-name="T53">51</text:span></text:p>
      <text:p text:style-name="P11"/>
      <text:p text:style-name="P12"><text:span text:style-name="T51">b. <text:tab/>-7503 </text:span><text:span text:style-name="T52">= </text:span><text:span text:style-name="T54">(-93 </text:span><text:span text:style-name="T49">×</text:span><text:span text:style-name="T54"> 81 + 30)</text:span></text:p>
      <text:p text:style-name="P12"><text:span text:style-name="T52"><text:tab/>So, -7503 </text:span><text:span text:style-name="T51">mod 81 </text:span><text:span text:style-name="T52">=</text:span><text:span text:style-name="T51"> </text:span><text:span text:style-name="T53">30</text:span></text:p>
      <text:p text:style-name="P11"/>
      <text:p text:style-name="P10">c. <text:tab/>81 <text:span text:style-name="T39">= </text:span><text:span text:style-name="T60">(0 </text:span><text:span text:style-name="T50">×</text:span><text:span text:style-name="T60"> 7503 + 81)</text:span></text:p>
      <text:p text:style-name="P10"><text:span text:style-name="T39"><text:tab/>So, 81 </text:span>mod 7503 <text:span text:style-name="T39">=</text:span> <text:span text:style-name="T57">81</text:span></text:p>
      <text:p text:style-name="P10"/>
      <text:p text:style-name="P10">d. <text:tab/>-81 <text:span text:style-name="T39">= </text:span><text:span text:style-name="T60">(-1 </text:span><text:span text:style-name="T50">×</text:span><text:span text:style-name="T60"> 7503 + 7422)</text:span></text:p>
      <text:p text:style-name="P10"><text:span text:style-name="T39"><text:tab/>So, -81</text:span> mod 7503 <text:span text:style-name="T39">=</text:span> <text:span text:style-name="T57">7422</text:span></text:p>
      <text:p text:style-name="P85"/>
      <text:p text:style-name="P85"/>
      <text:h text:style-name="Heading_20_1" text:outline-level="1"><text:span text:style-name="T41">2. </text:span><text:span text:style-name="T40">Use exhaustive key search to decrypt the following cipher text, which was encrypted using shift cipher:</text:span></text:h>
      <text:p text:style-name="P9">BEEAKFYDJXUQYHYJIQRYHTYJIQFBQDUYJIIKFUHCQD</text:p>
      <text:p text:style-name="P80">Answer</text:p>
      <text:p text:style-name="P74">For Key: <text:s/>1 Decrypted text: addzjexciwtpxgxihpqxgsxihpeapctxihhjetgbpc</text:p>
      <text:p text:style-name="P74">For Key: <text:s/>2 Decrypted text: zccyidwbhvsowfwhgopwfrwhgodzobswhggidsfaob</text:p>
      <text:p text:style-name="P74">For Key: <text:s/>3 Decrypted text: ybbxhcvagurnvevgfnoveqvgfncynarvgffhcrezna</text:p>
      <text:p text:style-name="P74">For Key: <text:s/>4 Decrypted text: xaawgbuzftqmudufemnudpufembxmzqufeegbqdymz</text:p>
      <text:p text:style-name="P74">For Key: <text:s/>5 Decrypted text: wzzvfatyespltctedlmtcotedlawlypteddfapcxly</text:p>
      <text:p text:style-name="P74">For Key: <text:s/>6 Decrypted text: vyyuezsxdroksbsdcklsbnsdckzvkxosdccezobwkx</text:p>
      <text:p text:style-name="P74">For Key: <text:s/>7 Decrypted text: uxxtdyrwcqnjrarcbjkramrcbjyujwnrcbbdynavjw</text:p>
      <text:p text:style-name="P74">For Key: <text:s/>8 Decrypted text: twwscxqvbpmiqzqbaijqzlqbaixtivmqbaacxmzuiv</text:p>
      <text:p text:style-name="P74">For Key: <text:s/>9 Decrypted text: svvrbwpuaolhpypazhipykpazhwshulpazzbwlythu</text:p>
      <text:p text:style-name="P74"><text:soft-page-break/>For Key: 10 Decrypted text: ruuqavotznkgoxozyghoxjozygvrgtkozyyavkxsgt</text:p>
      <text:p text:style-name="P74">For Key: 11 Decrypted text: qttpzunsymjfnwnyxfgnwinyxfuqfsjnyxxzujwrfs</text:p>
      <text:p text:style-name="P74">For Key: 12 Decrypted text: pssoytmrxliemvmxwefmvhmxwetperimxwwytivqer</text:p>
      <text:p text:style-name="P74">For Key: 13 Decrypted text: orrnxslqwkhdlulwvdeluglwvdsodqhlwvvxshupdq</text:p>
      <text:p text:style-name="P74">For Key: 14 Decrypted text: nqqmwrkpvjgcktkvucdktfkvucrncpgkvuuwrgtocp</text:p>
      <text:p text:style-name="P74">For Key: 15 Decrypted text: mpplvqjouifbjsjutbcjsejutbqmbofjuttvqfsnbo</text:p>
      <text:p text:style-name="P49">For Key: 16 Decrypted text: lookupintheairitsabirditsaplaneitssuperman</text:p>
      <text:p text:style-name="P74">For Key: 17 Decrypted text: knnjtohmsgdzhqhsrzahqchsrzokzmdhsrrtodqlzm</text:p>
      <text:p text:style-name="P74">For Key: 18 Decrypted text: jmmisnglrfcygpgrqyzgpbgrqynjylcgrqqsncpkyl</text:p>
      <text:p text:style-name="P74">For Key: 19 Decrypted text: illhrmfkqebxfofqpxyfoafqpxmixkbfqpprmbojxk</text:p>
      <text:p text:style-name="P74">For Key: 20 Decrypted text: hkkgqlejpdawenepowxenzepowlhwjaepooqlaniwj</text:p>
      <text:p text:style-name="P74">For Key: 21 Decrypted text: gjjfpkdioczvdmdonvwdmydonvkgvizdonnpkzmhvi</text:p>
      <text:p text:style-name="P74">For Key: 22 Decrypted text: fiieojchnbyuclcnmuvclxcnmujfuhycnmmojylguh</text:p>
      <text:p text:style-name="P74">For Key: 23 Decrypted text: ehhdnibgmaxtbkbmltubkwbmltietgxbmllnixkftg</text:p>
      <text:p text:style-name="P74">For Key: 24 Decrypted text: dggcmhaflzwsajalkstajvalkshdsfwalkkmhwjesf</text:p>
      <text:p text:style-name="P74">For Key: 25 Decrypted text: cffblgzekyvrzizkjrsziuzkjrgcrevzkjjlgvidre</text:p>
      <text:p text:style-name="P50"/>
      <text:p text:style-name="P71"><text:span text:style-name="T12">So decrypted text </text:span><text:span text:style-name="T13">is</text:span></text:p>
      <text:p text:style-name="P66">lookupintheairitsabirditsaplaneitssuperman </text:p>
      <text:p text:style-name="P71"><text:span text:style-name="T14">for key 16 </text:span><text:span text:style-name="T12">i.e. </text:span></text:p>
      <text:p text:style-name="P93">look up in the air its a bird its a plane its superman</text:p>
      <text:p text:style-name="P93"/>
      <text:h text:style-name="Heading_20_2" text:outline-level="2">Python Code GitHub Link:</text:h>
      <text:p text:style-name="P94"><text:a xlink:type="simple" xlink:href="https://raw.githubusercontent.com/Brihat9/AdvancedCryptography/master/ac_shift_cipher.py" text:style-name="Internet_20_link" text:visited-style-name="Visited_20_Internet_20_Link"><text:span text:style-name="T81">https://raw.githubusercontent.com/Brihat9/AdvancedCryptography/master/ac_shift_cipher.py</text:span></text:a></text:p>
      <text:p text:style-name="P95"/>
      <text:p text:style-name="P95"/>
      <text:h text:style-name="Heading_20_1" text:outline-level="1"><text:span text:style-name="T43">3. </text:span><text:span text:style-name="T40">Determine the number of key in affine cipher over Z</text:span><text:span text:style-name="T1">m</text:span><text:span text:style-name="T40"> for m=30, and 1225.</text:span></text:h>
      <text:p text:style-name="P52">Answer</text:p>
      <text:p text:style-name="P54"><text:span text:style-name="T44">W</text:span><text:span text:style-name="T40">e know,</text:span></text:p>
      <text:p text:style-name="P54"><text:span text:style-name="T45">N</text:span><text:span text:style-name="T40">umber of keys in affine cipher is </text:span><text:span text:style-name="T46">m </text:span><text:span text:style-name="T47">× ϕ</text:span><text:span text:style-name="T46">(m),</text:span></text:p>
      <text:p text:style-name="P54"><text:span text:style-name="T46"><text:tab/></text:span><text:span text:style-name="T40">where </text:span><text:span text:style-name="T47">ϕ</text:span><text:span text:style-name="T46">(m)</text:span><text:span text:style-name="T40"> is euler phi function</text:span></text:p>
      <text:p text:style-name="P51"><draw:frame draw:style-name="fr3" draw:name="Object1" text:anchor-type="as-char" svg:y="-0.2827in" svg:width="0.7583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6"><text:span text:style-name="T40"><text:tab/>where </text:span><text:span text:style-name="T46">p</text:span><text:span text:style-name="T2">i </text:span><text:span text:style-name="T15">are distinct primes and </text:span><text:span text:style-name="T20">e</text:span><text:span text:style-name="T2">i</text:span><text:span text:style-name="T20"> &gt; 0, 1 </text:span><text:span text:style-name="T21">≤</text:span><text:span text:style-name="T22"> i </text:span><text:span text:style-name="T23">≤ n</text:span><text:span text:style-name="T16"> and </text:span></text:p>
      <text:p text:style-name="P58"><draw:frame draw:style-name="fr3" draw:name="Object2" text:anchor-type="as-char" svg:y="-0.2827in" svg:width="1.622in" svg:height="0.448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3"><text:soft-page-break/>Solution</text:p>
      <text:p text:style-name="P59">So, for <text:span text:style-name="T61">m = 30</text:span>,</text:p>
      <text:p text:style-name="P53"><text:span text:style-name="T18">30 = 2</text:span><text:span text:style-name="T25">1 </text:span><text:span text:style-name="T18">× 3</text:span><text:span text:style-name="T25">1</text:span><text:span text:style-name="T18"> × 5</text:span><text:span text:style-name="T25">1</text:span></text:p>
      <text:p text:style-name="P61">ϕ(30) = (2 – 1) × (3 – 1) × (5 – 1) = 8</text:p>
      <text:p text:style-name="P62">So, number of keys for <text:span text:style-name="T57">m = 30</text:span> is <text:span text:style-name="T59">30 × 8</text:span> = <text:span text:style-name="T57">240</text:span></text:p>
      <text:p text:style-name="P62"><text:span text:style-name="T64">S</text:span>imilarly, for <text:span text:style-name="T61">m = 1225</text:span>,</text:p>
      <text:p text:style-name="P35"><text:span text:style-name="T3">1225</text:span><text:span text:style-name="T4"> = </text:span><text:span text:style-name="T3">5</text:span><text:span text:style-name="T10">2</text:span><text:span text:style-name="T11"> </text:span><text:span text:style-name="T4">× </text:span><text:span text:style-name="T3">7</text:span><text:span text:style-name="T10">2</text:span></text:p>
      <text:p text:style-name="P55"><text:span text:style-name="T17">ϕ(</text:span><text:span text:style-name="T19">1225</text:span><text:span text:style-name="T17">) = (2</text:span><text:span text:style-name="T19">5</text:span><text:span text:style-name="T17"> – </text:span><text:span text:style-name="T19">5</text:span><text:span text:style-name="T17">) × (</text:span><text:span text:style-name="T19">49</text:span><text:span text:style-name="T17"> – </text:span><text:span text:style-name="T19">7</text:span><text:span text:style-name="T17">) = </text:span><text:span text:style-name="T19">840</text:span></text:p>
      <text:p text:style-name="P37"><text:span text:style-name="T4">So, number of keys for </text:span><text:span text:style-name="T7">m = </text:span><text:span text:style-name="T8">1225</text:span><text:span text:style-name="T4"> is </text:span><text:span text:style-name="T6">1225</text:span><text:span text:style-name="T5"> × 8</text:span><text:span text:style-name="T6">40</text:span><text:span text:style-name="T5"> </text:span><text:span text:style-name="T4">= </text:span><text:span text:style-name="T9">1029000</text:span></text:p>
      <text:p text:style-name="P60"/>
      <text:p text:style-name="P60"/>
      <text:h text:style-name="P75" text:outline-level="1">4. Suppose that π is the following permutation of (1,…,8}</text:h>
      <table:table table:name="Table1" table:style-name="Table1">
        <table:table-column table:style-name="Table1.A"/>
        <table:table-column table:style-name="Table1.B" table:number-columns-repeated="8"/>
        <table:table-row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7</text:p>
          </table:table-cell>
          <table:table-cell table:style-name="Table1.I1" office:value-type="string">
            <text:p text:style-name="P2">8</text:p>
          </table:table-cell>
        </table:table-row>
        <table:table-row>
          <table:table-cell table:style-name="Table1.A2" office:value-type="string">
            <text:p text:style-name="P2">π(x)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8</text:p>
          </table:table-cell>
          <table:table-cell table:style-name="Table1.I2" office:value-type="string">
            <text:p text:style-name="P2">5</text:p>
          </table:table-cell>
        </table:table-row>
      </table:table>
      <text:p text:style-name="P57"/>
      <text:p text:style-name="P57"/>
      <text:h text:style-name="Heading_20_2" text:outline-level="2"><text:span text:style-name="T68">4.1. </text:span>Compute the permutation π<text:span text:style-name="T24">-1</text:span></text:h>
      <text:p text:style-name="P65"/>
      <text:p text:style-name="P64">Answer</text:p>
      <table:table table:name="Table2" table:style-name="Table2">
        <table:table-column table:style-name="Table2.A"/>
        <table:table-column table:style-name="Table2.B" table:number-columns-repeated="8"/>
        <table:table-row>
          <table:table-cell table:style-name="Table2.A1" office:value-type="string">
            <text:p text:style-name="P3">x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3">5</text:p>
          </table:table-cell>
          <table:table-cell table:style-name="Table2.A1" office:value-type="string">
            <text:p text:style-name="P3">6</text:p>
          </table:table-cell>
          <table:table-cell table:style-name="Table2.A1" office:value-type="string">
            <text:p text:style-name="P3">7</text:p>
          </table:table-cell>
          <table:table-cell table:style-name="Table2.I1" office:value-type="string">
            <text:p text:style-name="P3">8</text:p>
          </table:table-cell>
        </table:table-row>
        <table:table-row>
          <table:table-cell table:style-name="Table2.A2" office:value-type="string">
            <text:p text:style-name="P3">π<text:span text:style-name="T24">-</text:span><text:span text:style-name="T26">1</text:span>(x)</text:p>
          </table:table-cell>
          <table:table-cell table:style-name="Table2.A2" office:value-type="string">
            <text:p text:style-name="P4">2</text:p>
          </table:table-cell>
          <table:table-cell table:style-name="Table2.A2" office:value-type="string">
            <text:p text:style-name="P4">4</text:p>
          </table:table-cell>
          <table:table-cell table:style-name="Table2.A2" office:value-type="string">
            <text:p text:style-name="P4">6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8</text:p>
          </table:table-cell>
          <table:table-cell table:style-name="Table2.A2" office:value-type="string">
            <text:p text:style-name="P5">3</text:p>
          </table:table-cell>
          <table:table-cell table:style-name="Table2.A2" office:value-type="string">
            <text:p text:style-name="P4">5</text:p>
          </table:table-cell>
          <table:table-cell table:style-name="Table2.I2" office:value-type="string">
            <text:p text:style-name="P4">7</text:p>
          </table:table-cell>
        </table:table-row>
      </table:table>
      <text:p text:style-name="P38"/>
      <text:p text:style-name="P38"/>
      <text:h text:style-name="Heading_20_2" text:outline-level="2"><text:span text:style-name="T68">4.2. </text:span>Decrypt the following ciphertext, for a Permutation Cipher with m = 8, which was encrypted using the key π</text:h>
      <text:p text:style-name="P67">TGEEMNELNNTDROEOAAHDOETCSHAEIRLM</text:p>
      <text:p text:style-name="P28"/>
      <text:p text:style-name="P33">Answer</text:p>
      <text:p text:style-name="P30">First splitting above cipher text into group of eight character (m = 8) and then rearranging the characters using Permutation π, we get</text:p>
      <text:p text:style-name="P67">TGEEMNEL<text:tab/><text:tab/>NNTDROEO<text:tab/><text:tab/>AAHDOETC<text:tab/><text:tab/>SHAEIRLM</text:p>
      <text:p text:style-name="P67"><text:s/><text:span text:style-name="T27">=<text:tab/><text:tab/><text:tab/> =<text:tab/><text:tab/><text:tab/> =<text:tab/><text:tab/><text:tab/> = </text:span></text:p>
      <text:p text:style-name="P67">GENTLEME<text:tab/><text:tab/>NDONOTRE<text:tab/><text:tab/>ADEACHOT<text:tab/><text:tab/>HERSMAIL</text:p>
      <text:p text:style-name="P30"><text:soft-page-break/>Now combining all decrypted characters, we get</text:p>
      <text:p text:style-name="P68">gentlemendonotreadeachothersmail</text:p>
      <text:p text:style-name="P30"/>
      <text:p text:style-name="P30">which decrypts to following text:</text:p>
      <text:p text:style-name="P89"><text:span text:style-name="T57">gentlemen do not read </text:span><text:span text:style-name="T58">e</text:span><text:span text:style-name="T57">ach others mail</text:span></text:p>
      <text:p text:style-name="P90"><text:span text:style-name="T57"/></text:p>
      <text:p text:style-name="P90"><text:span text:style-name="T57"/></text:p>
      <text:h text:style-name="Heading_20_1" text:outline-level="1"><text:span text:style-name="T42">5. </text:span><text:span text:style-name="T40">Here is how we might crypt-analyze the Hill Cipher using a cipher text only attack. Suppose that we know that m=2. Break the cipher text into blocks of length two letters (digrams). Each such digrams are the encryption of a plain text digrams and assume it in the encryption of a common digrams for example, TH or ST. Each such guess, proceed as in the known plain-text attack, until the correct encryption matrix is found.</text:span></text:h>
      <text:h text:style-name="P76" text:outline-level="2">Here is a sample of cipher text to decrypt using this method:</text:h>
      <text:p text:style-name="P14"/>
      <text:p text:style-name="P22">LMQETXYEAGTXCTUIEWNCTXLZEWUAISPZYVAPEWLMGQWYA</text:p>
      <text:p text:style-name="P22">XFTCJMSQCADAGTXLMDXNXSNPJQSYVAPRIQSMHNOCVAXFV</text:p>
      <text:p text:style-name="P15"/>
      <text:p text:style-name="P34">Solution</text:p>
      <text:p text:style-name="P31">Breaking the cipher text into groups of two letters:</text:p>
      <text:p text:style-name="P31"/>
      <text:p text:style-name="P25">LM QE TX YE AG TX CT UI EW NC TX LZ EW UA IS PZ YV AP EW LM GQ WY AX</text:p>
      <text:p text:style-name="P25">FT CJ MS QC AD AG TX LM DX NX SN PJ QS YV AP RI QS MH NO CV AX FV</text:p>
      <text:p text:style-name="P29"/>
      <text:p text:style-name="P72"><text:span text:style-name="T55">Here, we can see that most frequent digrams are </text:span><text:span text:style-name="T66">LM</text:span><text:span text:style-name="T55"> (3 times) and </text:span><text:span text:style-name="T66">TX</text:span><text:span text:style-name="T55"> (</text:span><text:span text:style-name="T56">4</text:span><text:span text:style-name="T55"> times). Also from book, we know 30 most common digrams of </text:span><text:span text:style-name="T56">English</text:span><text:span text:style-name="T55"> </text:span><text:span text:style-name="T56">L</text:span><text:span text:style-name="T55">anguage:</text:span></text:p>
      <text:p text:style-name="P72"><text:span text:style-name="T55"/></text:p>
      <text:p text:style-name="P24">TH, HE, IN, ER, AN, RE, ED, ON, ES, ST,</text:p>
      <text:p text:style-name="P23">EN, AT, TO, NT, HA, ND, OU, EA, NG, AS,</text:p>
      <text:p text:style-name="P24">OR, TI, IS, ET, IT, AR, TE, SE, HI, OF.</text:p>
      <text:p text:style-name="P16"/>
      <text:p text:style-name="P17">To find the key, lets map the most frequent digrams from cipher text with most common digrams. The most common digrams will be the plain text for our analysis</text:p>
      <text:p text:style-name="P72"><text:span text:style-name="T31"/></text:p>
      <text:p text:style-name="P72"><text:soft-page-break/><text:span text:style-name="T31">Also, </text:span><text:span text:style-name="T32">encoding</text:span><text:span text:style-name="T31"> the characters into numbers starting from </text:span><text:span text:style-name="T35">A = 0 to Z = 25</text:span><text:span text:style-name="T31">, we get for cipher text,</text:span></text:p>
      <text:p text:style-name="P18"><text:span text:style-name="T65">L = 11, M = 12, T = 19, X = 23</text:span> and so on</text:p>
      <text:p text:style-name="P18"/>
      <text:p text:style-name="P99"><text:span text:style-name="T83">and, for most common digrams,</text:span></text:p>
      <text:p text:style-name="P18"><text:span text:style-name="T65">T = 19, H = 7, E = 4, I = 8, N = 13</text:span> and so on</text:p>
      <text:p text:style-name="P17"/>
      <text:p text:style-name="P17">Representing in Matrix form for <text:span text:style-name="T65">LM</text:span> and <text:span text:style-name="T65">TX</text:span> of cipher text and <text:span text:style-name="T65">TH </text:span>and <text:span text:style-name="T65">HE </text:span>for plain text, <text:span text:style-name="T69">we get,</text:span></text:p>
      <text:p text:style-name="P17"/>
      <text:p text:style-name="P39"><text:span text:style-name="T36">Plain Text Matrix </text:span><text:span text:style-name="T38">=</text:span><text:span text:style-name="T36"> </text:span><text:span text:style-name="T36"><draw:frame draw:style-name="fr3" draw:name="Object3" text:anchor-type="as-char" svg:y="-0.2528in" svg:width="0.6575in" svg:height="0.42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6"><text:s/></text:span><text:span text:style-name="T37">and Cipher Text Matrix </text:span><text:span text:style-name="T38">= </text:span><text:span text:style-name="T37"><draw:frame draw:style-name="fr3" draw:name="Object4" text:anchor-type="as-char" svg:y="-0.2528in" svg:width="0.7335in" svg:height="0.42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9"/>
      <text:p text:style-name="P19">As we know,</text:p>
      <text:p text:style-name="P26">cipher_text_matrix = plain_text_matrix * KEY_matrix</text:p>
      <text:p text:style-name="P20">So,</text:p>
      <text:p text:style-name="P27">KEY_matrix = inverse(plain_text_matrix) * cipher_text_matrix</text:p>
      <text:p text:style-name="P19"/>
      <text:p text:style-name="P21">Now,</text:p>
      <text:p text:style-name="P73"><text:span text:style-name="T33">To calculate</text:span><text:span text:style-name="T34"> the inverse of </text:span><text:span text:style-name="T34"><draw:frame draw:style-name="fr3" draw:name="Object5" text:anchor-type="as-char" svg:y="-0.2528in" svg:width="0.6575in" svg:height="0.42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40"><draw:frame draw:style-name="fr2" draw:name="Object6" text:anchor-type="paragraph" svg:y="0.0957in" svg:width="2.9201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40"><draw:frame draw:style-name="fr1" draw:name="Object7" text:anchor-type="paragraph" svg:x="2.1134in" svg:y="0.0957in" svg:width="2.4689in" svg:height="0.2075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41"/>
      <text:p text:style-name="P41"><draw:frame draw:style-name="fr1" draw:name="Object8" text:anchor-type="paragraph" svg:x="2.6307in" svg:y="-0.0354in" svg:width="1.4339in" svg:height="0.422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41"/>
      <text:p text:style-name="P41"><draw:frame draw:style-name="fr1" draw:name="Object9" text:anchor-type="paragraph" svg:x="2.622in" svg:y="-0.0602in" svg:width="1.4508in" svg:height="0.422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41"/>
      <text:p text:style-name="P41"/>
      <text:p text:style-name="P44">Now, calculating key matrix <text:span text:style-name="T70">as,</text:span></text:p>
      <text:p text:style-name="P41"><draw:frame draw:style-name="fr1" draw:name="Object10" text:anchor-type="paragraph" svg:x="1.1319in" svg:y="0.1209in" svg:width="4.4311in" svg:height="0.422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41"/>
      <text:p text:style-name="P41"/>
      <text:p text:style-name="P46"><text:span text:style-name="T71">T</text:span>his key is used to encrypt the plain text to cipher text.</text:p>
      <text:p text:style-name="P46"/>
      <text:p text:style-name="P46"><text:soft-page-break/><text:span text:style-name="T76">N</text:span>ow using the inverse matrix procedure we can calculate decryption key as</text:p>
      <text:p text:style-name="P43"><draw:frame draw:style-name="fr1" draw:name="Object11" text:anchor-type="paragraph" svg:x="2.6126in" svg:y="0.1209in" svg:width="1.4693in" svg:height="0.422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43"/>
      <text:p text:style-name="P43"/>
      <text:p text:style-name="P47">Using this <text:span text:style-name="T65">INVKEY</text:span> on all groups of cipher text blocks we obtain following plain text:</text:p>
      <text:p text:style-name="P43"/>
      <text:p text:style-name="P69">thmehewkoohekjwmayjjhetuaymcawlkopwjaythismog</text:p>
      <text:p text:style-name="P69">triedsmqiuhoohethnstgqhrqkcopwjpnkcovllgfgtne</text:p>
      <text:p text:style-name="P43"/>
      <text:p text:style-name="P47">This <text:span text:style-name="T61">does not</text:span> seems to be original plain text.</text:p>
      <text:p text:style-name="P43"/>
      <text:p text:style-name="P47">S<text:span text:style-name="T72">o,</text:span> choosing another group of common digram as plain text.</text:p>
      <text:p text:style-name="P43"><text:span text:style-name="T73">Choosing</text:span> <text:span text:style-name="T67">TH</text:span> <text:span text:style-name="T73">and</text:span> <text:span text:style-name="T67">IN</text:span></text:p>
      <text:p text:style-name="P47"><text:span text:style-name="T74">P</text:span>lain <text:span text:style-name="T75">T</text:span>ext <text:span text:style-name="T75">M</text:span>atrix will be <draw:frame draw:style-name="fr3" draw:name="Object12" text:anchor-type="as-char" svg:y="-0.2528in" svg:width="0.7319in" svg:height="0.422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and <text:span text:style-name="T75">C</text:span>ipher <text:span text:style-name="T75">T</text:span>ext <text:span text:style-name="T75">M</text:span>atrix is same <text:span text:style-name="T75">as</text:span> <draw:frame draw:style-name="fr3" draw:name="Object13" text:anchor-type="as-char" svg:y="-0.2528in" svg:width="0.7335in" svg:height="0.422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47"/>
      <text:p text:style-name="P47"/>
      <text:p text:style-name="P47">Proceeding as previous, we get,</text:p>
      <text:p text:style-name="P42"><text:span text:style-name="T30">To c</text:span><text:span text:style-name="T29">alculat</text:span><text:span text:style-name="T30">e</text:span><text:span text:style-name="T29"> the inverse of</text:span><text:span text:style-name="T28"> </text:span><text:span text:style-name="T28"><draw:frame draw:style-name="fr3" draw:name="Object14" text:anchor-type="as-char" svg:y="-0.2528in" svg:width="0.7319in" svg:height="0.422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42"><draw:frame draw:style-name="fr2" draw:name="Object15" text:anchor-type="paragraph" svg:y="0.0957in" svg:width="3.078in" svg:height="0.1839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42"><draw:frame draw:style-name="fr2" draw:name="Object16" text:anchor-type="paragraph" svg:y="0.0957in" svg:width="2.4756in" svg:height="0.2075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42"/>
      <text:p text:style-name="P42"><draw:frame draw:style-name="fr1" draw:name="Object17" text:anchor-type="paragraph" svg:x="2.6307in" svg:y="-0.0354in" svg:width="1.4339in" svg:height="0.422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42"/>
      <text:p text:style-name="P42"><draw:frame draw:style-name="fr1" draw:name="Object18" text:anchor-type="paragraph" svg:x="1.9984in" svg:y="-0.0516in" svg:width="2.698in" svg:height="0.422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45"/>
      <text:p text:style-name="P45"/>
      <text:p text:style-name="P45">Now calculating key matrix</text:p>
      <text:p text:style-name="P42"><draw:frame draw:style-name="fr2" draw:name="Object19" text:anchor-type="paragraph" svg:y="0.0957in" svg:width="4.5035in" svg:height="0.422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42"/>
      <text:p text:style-name="P47"/>
      <text:p text:style-name="P46"><text:span text:style-name="T76">T</text:span>his key is used to encrypt the plain text to cipher text</text:p>
      <text:p text:style-name="P46"/>
      <text:p text:style-name="P46"><text:soft-page-break/><text:span text:style-name="T76">N</text:span>ow using the inverse matrix procedure we can calculate decryption key as</text:p>
      <text:p text:style-name="P47"><draw:frame draw:style-name="fr1" draw:name="Object20" text:anchor-type="paragraph" svg:x="2.6138in" svg:y="0.1209in" svg:width="1.4665in" svg:height="0.422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43"/>
      <text:p text:style-name="P43"/>
      <text:p text:style-name="P47">Using this <text:span text:style-name="T65">INVKEY</text:span> on all groups of cipher text blocks we obtain following plain text:</text:p>
      <text:p text:style-name="P43"/>
      <text:p text:style-name="P69">thekingwasinhiscountinghousecountingouthismon</text:p>
      <text:p text:style-name="P69">eythequeenwasintheparloureatingbreadandhoneyz</text:p>
      <text:p text:style-name="P43"/>
      <text:p text:style-name="P48"><text:span text:style-name="T77">T</text:span>his seems to be the valid plain text. <text:span text:style-name="T77">We can decrypt above text as follows</text:span></text:p>
      <text:p text:style-name="P70"/>
      <text:p text:style-name="P69">the king was in his counting house counting out his money</text:p>
      <text:p text:style-name="P69">the queen was in the parlour eating bread and honey z</text:p>
      <text:p text:style-name="P88"/>
      <text:h text:style-name="Heading_20_2" text:outline-level="2">Python Code <text:span text:style-name="T82">GitHub </text:span>Link:</text:h>
      <text:p text:style-name="P92"><text:a xlink:type="simple" xlink:href="https://raw.githubusercontent.com/Brihat9/AdvancedCryptography/master/ac_hill_cipher_digram.py" text:style-name="Internet_20_link" text:visited-style-name="Visited_20_Internet_20_Link"><text:span text:style-name="T80">https://raw.githubusercontent.com/Brihat9/AdvancedCryptography/master/ac_hill_cipher_digram.py</text:span></text:a></text:p>
      <text:p text:style-name="P91"><text:span text:style-name="T80"/></text:p>
      <text:p text:style-name="P7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Table" style:display-name="Normal Table" style:family="paragraph" style:default-outline-level="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Mangal" style:font-family-complex="Mangal" style:font-family-generic-complex="system" style:font-pitch-complex="variable" style:font-size-complex="10pt" style:language-complex="ne" style:country-complex="NP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true" fo:line-height="150%" fo:text-align="justify" style:justify-single-word="false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in" style:contextual-spacing="false" fo:line-height="150%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 fo:line-height="150%" fo:text-align="justify" style:justify-single-word="false"/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2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11-04T19:40:52.451000000</dc:date>
    <meta:editing-duration>PT5H21M37S</meta:editing-duration>
    <meta:editing-cycles>66</meta:editing-cycles>
    <meta:document-statistic meta:table-count="2" meta:image-count="0" meta:object-count="20" meta:page-count="7" meta:paragraph-count="167" meta:word-count="1052" meta:character-count="6562" meta:non-whitespace-character-count="5630"/>
  </office:meta>
</office:document-meta>
</file>

<file path=Object 1/content.xml><?xml version="1.0" encoding="utf-8"?>
<math xmlns="http://www.w3.org/1998/Math/MathML" display="block">
  <semantics>
    <mrow>
      <mi>m</mi>
      <mo stretchy="false">=</mo>
      <mrow>
        <munderover>
          <mo stretchy="false">∏</mo>
          <mrow>
            <mi>i</mi>
            <mo stretchy="false">=</mo>
            <mn>1</mn>
          </mrow>
          <mi>n</mi>
        </munderover>
        <msubsup>
          <mi>p</mi>
          <mi>i</mi>
          <msub>
            <mi>e</mi>
            <mi>i</mi>
          </msub>
        </msubsup>
      </mrow>
    </mrow>
    <annotation encoding="StarMath 5.0">m = prod from{i=1} to{n}  p _{i}^{ e_{i}}</annotation>
  </semantics>
</math>
</file>

<file path=Object 10/content.xml><?xml version="1.0" encoding="utf-8"?>
<math xmlns="http://www.w3.org/1998/Math/MathML" display="block">
  <semantics>
    <mrow>
      <mrow>
        <mi mathvariant="italic">KEY</mi>
        <mo stretchy="false">=</mo>
        <mrow>
          <mrow>
            <mo fence="true" stretchy="true">(</mo>
            <mrow>
              <mtable>
                <mtr>
                  <mtd>
                    <mn>4</mn>
                  </mtd>
                  <mtd>
                    <mrow>
                      <mo stretchy="false">−</mo>
                      <mn>7</mn>
                    </mrow>
                  </mtd>
                </mtr>
                <mtr>
                  <mtd>
                    <mrow>
                      <mo stretchy="false">−</mo>
                      <mn>7</mn>
                    </mrow>
                  </mtd>
                  <mtd>
                    <mn>19</mn>
                  </mtd>
                </mtr>
              </mtable>
            </mrow>
            <mo fence="true" stretchy="true">)</mo>
          </mrow>
          <mo stretchy="false">×</mo>
          <mrow>
            <mo fence="true" stretchy="true">(</mo>
            <mrow>
              <mtable>
                <mtr>
                  <mtd>
                    <mn>11</mn>
                  </mtd>
                  <mtd>
                    <mn>12</mn>
                  </mtd>
                </mtr>
                <mtr>
                  <mtd>
                    <mn>19</mn>
                  </mtd>
                  <mtd>
                    <mn>23</mn>
                  </mtd>
                </mtr>
              </mtable>
            </mrow>
            <mo fence="true" stretchy="true">)</mo>
          </mrow>
        </mrow>
        <mo stretchy="false">=</mo>
        <mrow>
          <mo fence="true" stretchy="true">(</mo>
          <mrow>
            <mtable>
              <mtr>
                <mtd>
                  <mrow>
                    <mo stretchy="false">−</mo>
                    <mn>89</mn>
                  </mrow>
                </mtd>
                <mtd>
                  <mrow>
                    <mo stretchy="false">−</mo>
                    <mn>113</mn>
                  </mrow>
                </mtd>
              </mtr>
              <mtr>
                <mtd>
                  <mn>284</mn>
                </mtd>
                <mtd>
                  <mn>353</mn>
                </mtd>
              </mtr>
            </mtable>
          </mrow>
          <mo fence="true" stretchy="true">)</mo>
        </mrow>
      </mrow>
      <mi mathvariant="italic">mod</mi>
      <mrow>
        <mn>26</mn>
        <mo stretchy="false">=</mo>
        <mrow>
          <mo fence="true" stretchy="true">(</mo>
          <mrow>
            <mtable>
              <mtr>
                <mtd>
                  <mn>15</mn>
                </mtd>
                <mtd>
                  <mn>17</mn>
                </mtd>
              </mtr>
              <mtr>
                <mtd>
                  <mn>24</mn>
                </mtd>
                <mtd>
                  <mn>15</mn>
                </mtd>
              </mtr>
            </mtable>
          </mrow>
          <mo fence="true" stretchy="true">)</mo>
        </mrow>
      </mrow>
    </mrow>
    <annotation encoding="StarMath 5.0">KEY  =  left ( matrix { 

4 # -7 ##
-7 # 19
} right )

times

left ( matrix { 

11 # 12 ##
19 # 23
} right )

=

left ( matrix { 

-89 # -113 ##
284 # 353
} right ) mod 26

=

left ( matrix { 

15 # 17 ##
24 # 15
} right )</annotation>
  </semantics>
</math>
</file>

<file path=Object 11/content.xml><?xml version="1.0" encoding="utf-8"?>
<math xmlns="http://www.w3.org/1998/Math/MathML" display="block">
  <semantics>
    <mrow>
      <mi mathvariant="italic">INVKEY</mi>
      <mo stretchy="false">=</mo>
      <mrow>
        <mo fence="true" stretchy="true">(</mo>
        <mrow>
          <mtable>
            <mtr>
              <mtd>
                <mn>11</mn>
              </mtd>
              <mtd>
                <mn>24</mn>
              </mtd>
            </mtr>
            <mtr>
              <mtd>
                <mn>17</mn>
              </mtd>
              <mtd>
                <mn>11</mn>
              </mtd>
            </mtr>
          </mtable>
        </mrow>
        <mo fence="true" stretchy="true">)</mo>
      </mrow>
    </mrow>
    <annotation encoding="StarMath 5.0">INVKEY = left ( matrix { 

11 # 24 ##
17 # 11
} right )</annotation>
  </semantics>
</math>
</file>

<file path=Object 12/content.xml><?xml version="1.0" encoding="utf-8"?>
<math xmlns="http://www.w3.org/1998/Math/MathML" display="block">
  <semantics>
    <mrow>
      <mo fence="true" stretchy="true">(</mo>
      <mrow>
        <mtable>
          <mtr>
            <mtd>
              <mn>19</mn>
            </mtd>
            <mtd>
              <mn>7</mn>
            </mtd>
          </mtr>
          <mtr>
            <mtd>
              <mn>8</mn>
            </mtd>
            <mtd>
              <mn>13</mn>
            </mtd>
          </mtr>
        </mtable>
      </mrow>
      <mo fence="true" stretchy="true">)</mo>
    </mrow>
    <annotation encoding="StarMath 5.0">left ( matrix {
 
 19 # 7 ## 
 8  # 13

} right ) </annotation>
  </semantics>
</math>
</file>

<file path=Object 13/content.xml><?xml version="1.0" encoding="utf-8"?>
<math xmlns="http://www.w3.org/1998/Math/MathML" display="block">
  <semantics>
    <mrow>
      <mo fence="true" stretchy="true">(</mo>
      <mrow>
        <mtable>
          <mtr>
            <mtd>
              <mn>11</mn>
            </mtd>
            <mtd>
              <mn>12</mn>
            </mtd>
          </mtr>
          <mtr>
            <mtd>
              <mn>19</mn>
            </mtd>
            <mtd>
              <mn>23</mn>
            </mtd>
          </mtr>
        </mtable>
      </mrow>
      <mo fence="true" stretchy="true">)</mo>
    </mrow>
    <annotation encoding="StarMath 5.0">left ( matrix {
 
 11 # 12 ## 
 19 # 23

} right ) </annotation>
  </semantics>
</math>
</file>

<file path=Object 14/content.xml><?xml version="1.0" encoding="utf-8"?>
<math xmlns="http://www.w3.org/1998/Math/MathML" display="block">
  <semantics>
    <mrow>
      <mo fence="true" stretchy="true">(</mo>
      <mrow>
        <mtable>
          <mtr>
            <mtd>
              <mn>19</mn>
            </mtd>
            <mtd>
              <mn>7</mn>
            </mtd>
          </mtr>
          <mtr>
            <mtd>
              <mn>8</mn>
            </mtd>
            <mtd>
              <mn>13</mn>
            </mtd>
          </mtr>
        </mtable>
      </mrow>
      <mo fence="true" stretchy="true">)</mo>
    </mrow>
    <annotation encoding="StarMath 5.0">left ( matrix {
 
 19 # 7 ## 
 8  # 13

} right ) </annotation>
  </semantics>
</math>
</file>

<file path=Object 15/content.xml><?xml version="1.0" encoding="utf-8"?>
<math xmlns="http://www.w3.org/1998/Math/MathML" display="block">
  <semantics>
    <mrow>
      <mrow>
        <mi mathvariant="italic">determinant</mi>
        <mo stretchy="false">=</mo>
        <mrow>
          <mrow>
            <mn>19</mn>
            <mo stretchy="false">×</mo>
            <mn>13</mn>
          </mrow>
          <mo stretchy="false">−</mo>
          <mrow>
            <mn>8</mn>
            <mo stretchy="false">×</mo>
            <mn>7</mn>
          </mrow>
        </mrow>
        <mo stretchy="false">=</mo>
        <mn>191</mn>
      </mrow>
      <mi mathvariant="italic">mod</mi>
      <mrow>
        <mn>26</mn>
        <mo stretchy="false">=</mo>
        <mn>9</mn>
      </mrow>
    </mrow>
    <annotation encoding="StarMath 5.0">determinant = 19 times 13 - 8 times 7 = 191 mod 26 = 9  </annotation>
  </semantics>
</math>
</file>

<file path=Object 16/content.xml><?xml version="1.0" encoding="utf-8"?>
<math xmlns="http://www.w3.org/1998/Math/MathML" display="block">
  <semantics>
    <mrow>
      <mi mathvariant="italic">inverse</mi>
      <mrow>
        <mi mathvariant="italic">determinant</mi>
        <mo stretchy="false">=</mo>
        <msup>
          <mn>9</mn>
          <mrow>
            <mo stretchy="false">−</mo>
            <mn>1</mn>
          </mrow>
        </msup>
      </mrow>
      <mi mathvariant="italic">mod</mi>
      <mrow>
        <mn>26</mn>
        <mo stretchy="false">=</mo>
        <mn>3</mn>
      </mrow>
    </mrow>
    <annotation encoding="StarMath 5.0">inverse determinant = 9^-1 mod 26 = 3</annotation>
  </semantics>
</math>
</file>

<file path=Object 17/content.xml><?xml version="1.0" encoding="utf-8"?>
<math xmlns="http://www.w3.org/1998/Math/MathML" display="block">
  <semantics>
    <mrow>
      <mi mathvariant="italic">adjoint</mi>
      <mo stretchy="false">=</mo>
      <mrow>
        <mo fence="true" stretchy="true">(</mo>
        <mrow>
          <mtable>
            <mtr>
              <mtd>
                <mn>13</mn>
              </mtd>
              <mtd>
                <mrow>
                  <mo stretchy="false">−</mo>
                  <mn>7</mn>
                </mrow>
              </mtd>
            </mtr>
            <mtr>
              <mtd>
                <mrow>
                  <mo stretchy="false">−</mo>
                  <mn>8</mn>
                </mrow>
              </mtd>
              <mtd>
                <mn>19</mn>
              </mtd>
            </mtr>
          </mtable>
        </mrow>
        <mo fence="true" stretchy="true">)</mo>
      </mrow>
    </mrow>
    <annotation encoding="StarMath 5.0">adjoint = 
left ( matrix { 

13 # -7 ##
-8 # 19
} right )</annotation>
  </semantics>
</math>
</file>

<file path=Object 18/content.xml><?xml version="1.0" encoding="utf-8"?>
<math xmlns="http://www.w3.org/1998/Math/MathML" display="block">
  <semantics>
    <mrow>
      <mi mathvariant="italic">Inverse</mi>
      <mo stretchy="false">=</mo>
      <mrow>
        <mn>3</mn>
        <mo stretchy="false">×</mo>
        <mrow>
          <mo fence="true" stretchy="true">(</mo>
          <mrow>
            <mtable>
              <mtr>
                <mtd>
                  <mn>13</mn>
                </mtd>
                <mtd>
                  <mrow>
                    <mo stretchy="false">−</mo>
                    <mn>7</mn>
                  </mrow>
                </mtd>
              </mtr>
              <mtr>
                <mtd>
                  <mrow>
                    <mo stretchy="false">−</mo>
                    <mn>8</mn>
                  </mrow>
                </mtd>
                <mtd>
                  <mn>19</mn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n>39</mn>
              </mtd>
              <mtd>
                <mrow>
                  <mo stretchy="false">−</mo>
                  <mn>21</mn>
                </mrow>
              </mtd>
            </mtr>
            <mtr>
              <mtd>
                <mrow>
                  <mo stretchy="false">−</mo>
                  <mn>24</mn>
                </mrow>
              </mtd>
              <mtd>
                <mn>57</mn>
              </mtd>
            </mtr>
          </mtable>
        </mrow>
        <mo fence="true" stretchy="true">)</mo>
      </mrow>
    </mrow>
    <annotation encoding="StarMath 5.0">Inverse = 3 times left ( matrix { 

13 # -7 ##
-8 # 19
} right )

=
left ( matrix { 

39 # -21 ##
-24 # 57
} right )</annotation>
  </semantics>
</math>
</file>

<file path=Object 19/content.xml><?xml version="1.0" encoding="utf-8"?>
<math xmlns="http://www.w3.org/1998/Math/MathML" display="block">
  <semantics>
    <mrow>
      <mrow>
        <mi mathvariant="italic">KEY</mi>
        <mo stretchy="false">=</mo>
        <mrow>
          <mrow>
            <mo fence="true" stretchy="true">(</mo>
            <mrow>
              <mtable>
                <mtr>
                  <mtd>
                    <mn>39</mn>
                  </mtd>
                  <mtd>
                    <mrow>
                      <mo stretchy="false">−</mo>
                      <mn>21</mn>
                    </mrow>
                  </mtd>
                </mtr>
                <mtr>
                  <mtd>
                    <mrow>
                      <mo stretchy="false">−</mo>
                      <mn>24</mn>
                    </mrow>
                  </mtd>
                  <mtd>
                    <mn>57</mn>
                  </mtd>
                </mtr>
              </mtable>
            </mrow>
            <mo fence="true" stretchy="true">)</mo>
          </mrow>
          <mo stretchy="false">×</mo>
          <mrow>
            <mo fence="true" stretchy="true">(</mo>
            <mrow>
              <mtable>
                <mtr>
                  <mtd>
                    <mn>11</mn>
                  </mtd>
                  <mtd>
                    <mn>12</mn>
                  </mtd>
                </mtr>
                <mtr>
                  <mtd>
                    <mn>19</mn>
                  </mtd>
                  <mtd>
                    <mn>23</mn>
                  </mtd>
                </mtr>
              </mtable>
            </mrow>
            <mo fence="true" stretchy="true">)</mo>
          </mrow>
        </mrow>
        <mo stretchy="false">=</mo>
        <mrow>
          <mo fence="true" stretchy="true">(</mo>
          <mrow>
            <mtable>
              <mtr>
                <mtd>
                  <mn>30</mn>
                </mtd>
                <mtd>
                  <mrow>
                    <mo stretchy="false">−</mo>
                    <mn>15</mn>
                  </mrow>
                </mtd>
              </mtr>
              <mtr>
                <mtd>
                  <mn>819</mn>
                </mtd>
                <mtd>
                  <mn>1023</mn>
                </mtd>
              </mtr>
            </mtable>
          </mrow>
          <mo fence="true" stretchy="true">)</mo>
        </mrow>
      </mrow>
      <mi mathvariant="italic">mod</mi>
      <mrow>
        <mn>26</mn>
        <mo stretchy="false">=</mo>
        <mrow>
          <mo fence="true" stretchy="true">(</mo>
          <mrow>
            <mtable>
              <mtr>
                <mtd>
                  <mn>4</mn>
                </mtd>
                <mtd>
                  <mn>11</mn>
                </mtd>
              </mtr>
              <mtr>
                <mtd>
                  <mn>13</mn>
                </mtd>
                <mtd>
                  <mn>9</mn>
                </mtd>
              </mtr>
            </mtable>
          </mrow>
          <mo fence="true" stretchy="true">)</mo>
        </mrow>
      </mrow>
    </mrow>
    <annotation encoding="StarMath 5.0">KEY = left ( matrix { 

39 # -21 ##
-24 # 57
} right )

times

left ( matrix { 

11 # 12 ##
19 # 23
} right )

=

left ( matrix { 

30 # -15 ##
819 # 1023
} right ) mod 26

=

left ( matrix { 

4 # 11 ##
13 # 9
} right )</annotation>
  </semantics>
</math>
</file>

<file path=Object 2/content.xml><?xml version="1.0" encoding="utf-8"?>
<math xmlns="http://www.w3.org/1998/Math/MathML" display="block">
  <semantics>
    <mrow>
      <mi>ϕ</mi>
      <mrow>
        <mrow>
          <mo fence="true" stretchy="false">(</mo>
          <mrow>
            <mi>m</mi>
          </mrow>
          <mo fence="true" stretchy="false">)</mo>
        </mrow>
        <mo stretchy="false">=</mo>
        <mrow>
          <munderover>
            <mo stretchy="false">∏</mo>
            <mrow>
              <mi>i</mi>
              <mo stretchy="false">=</mo>
              <mn>1</mn>
            </mrow>
            <mi>n</mi>
          </munderover>
          <mrow>
            <mo fence="true" stretchy="false">(</mo>
            <mrow>
              <mrow>
                <msup>
                  <msub>
                    <mi>p</mi>
                    <mi>i</mi>
                  </msub>
                  <msub>
                    <mi>e</mi>
                    <mi>i</mi>
                  </msub>
                </msup>
                <mo stretchy="false">−</mo>
                <msup>
                  <msub>
                    <mi>p</mi>
                    <mi>i</mi>
                  </msub>
                  <mrow>
                    <msub>
                      <mi>e</mi>
                      <mi>i</mi>
                    </msub>
                    <mo stretchy="false">−</mo>
                    <mn>1</mn>
                  </mrow>
                </msup>
              </mrow>
            </mrow>
            <mo fence="true" stretchy="false">)</mo>
          </mrow>
        </mrow>
      </mrow>
    </mrow>
    <annotation encoding="StarMath 5.0">%phi ( m) = prod from { i=1} to { n } { ({p_i}^{e_i} - {p_i}^{e_i - 1 })}</annotation>
  </semantics>
</math>
</file>

<file path=Object 20/content.xml><?xml version="1.0" encoding="utf-8"?>
<math xmlns="http://www.w3.org/1998/Math/MathML" display="block">
  <semantics>
    <mrow>
      <mi mathvariant="italic">INVKEY</mi>
      <mo stretchy="false">=</mo>
      <mrow>
        <mo fence="true" stretchy="true">(</mo>
        <mrow>
          <mtable>
            <mtr>
              <mtd>
                <mn>23</mn>
              </mtd>
              <mtd>
                <mn>13</mn>
              </mtd>
            </mtr>
            <mtr>
              <mtd>
                <mn>21</mn>
              </mtd>
              <mtd>
                <mn>16</mn>
              </mtd>
            </mtr>
          </mtable>
        </mrow>
        <mo fence="true" stretchy="true">)</mo>
      </mrow>
    </mrow>
    <annotation encoding="StarMath 5.0">INVKEY = left ( matrix { 

23 # 13 ##
21 # 16
} right )</annotation>
  </semantics>
</math>
</file>

<file path=Object 3/content.xml><?xml version="1.0" encoding="utf-8"?>
<math xmlns="http://www.w3.org/1998/Math/MathML" display="block">
  <semantics>
    <mrow>
      <mo fence="true" stretchy="true">(</mo>
      <mrow>
        <mtable>
          <mtr>
            <mtd>
              <mn>19</mn>
            </mtd>
            <mtd>
              <mn>7</mn>
            </mtd>
          </mtr>
          <mtr>
            <mtd>
              <mn>7</mn>
            </mtd>
            <mtd>
              <mn>4</mn>
            </mtd>
          </mtr>
        </mtable>
      </mrow>
      <mo fence="true" stretchy="true">)</mo>
    </mrow>
    <annotation encoding="StarMath 5.0">left ( matrix {
 
 19 # 7 ## 
 7  # 4

} right ) </annotation>
  </semantics>
</math>
</file>

<file path=Object 4/content.xml><?xml version="1.0" encoding="utf-8"?>
<math xmlns="http://www.w3.org/1998/Math/MathML" display="block">
  <semantics>
    <mrow>
      <mo fence="true" stretchy="true">(</mo>
      <mrow>
        <mtable>
          <mtr>
            <mtd>
              <mn>11</mn>
            </mtd>
            <mtd>
              <mn>12</mn>
            </mtd>
          </mtr>
          <mtr>
            <mtd>
              <mn>19</mn>
            </mtd>
            <mtd>
              <mn>23</mn>
            </mtd>
          </mtr>
        </mtable>
      </mrow>
      <mo fence="true" stretchy="true">)</mo>
    </mrow>
    <annotation encoding="StarMath 5.0">left ( matrix {
 
 11 # 12 ## 
 19 # 23

} right ) </annotation>
  </semantics>
</math>
</file>

<file path=Object 5/content.xml><?xml version="1.0" encoding="utf-8"?>
<math xmlns="http://www.w3.org/1998/Math/MathML" display="block">
  <semantics>
    <mrow>
      <mo fence="true" stretchy="true">(</mo>
      <mrow>
        <mtable>
          <mtr>
            <mtd>
              <mn>19</mn>
            </mtd>
            <mtd>
              <mn>7</mn>
            </mtd>
          </mtr>
          <mtr>
            <mtd>
              <mn>7</mn>
            </mtd>
            <mtd>
              <mn>4</mn>
            </mtd>
          </mtr>
        </mtable>
      </mrow>
      <mo fence="true" stretchy="true">)</mo>
    </mrow>
    <annotation encoding="StarMath 5.0">left ( matrix {
 
 19 # 7 ## 
 7  # 4

} right ) </annotation>
  </semantics>
</math>
</file>

<file path=Object 6/content.xml><?xml version="1.0" encoding="utf-8"?>
<math xmlns="http://www.w3.org/1998/Math/MathML" display="block">
  <semantics>
    <mrow>
      <mrow>
        <mi mathvariant="italic">determinant</mi>
        <mo stretchy="false">=</mo>
        <mrow>
          <mrow>
            <mn>19</mn>
            <mo stretchy="false">×</mo>
            <mn>4</mn>
          </mrow>
          <mo stretchy="false">−</mo>
          <mrow>
            <mn>7</mn>
            <mo stretchy="false">×</mo>
            <mn>7</mn>
          </mrow>
        </mrow>
        <mo stretchy="false">=</mo>
        <mn>27</mn>
      </mrow>
      <mi mathvariant="italic">mod</mi>
      <mrow>
        <mn>26</mn>
        <mo stretchy="false">=</mo>
        <mn>1</mn>
      </mrow>
    </mrow>
    <annotation encoding="StarMath 5.0">determinant = 19 times 4 - 7 times 7 = 27 mod 26 = 1  </annotation>
  </semantics>
</math>
</file>

<file path=Object 7/content.xml><?xml version="1.0" encoding="utf-8"?>
<math xmlns="http://www.w3.org/1998/Math/MathML" display="block">
  <semantics>
    <mrow>
      <mi mathvariant="italic">inverse</mi>
      <mrow>
        <mi mathvariant="italic">determinant</mi>
        <mo stretchy="false">=</mo>
        <msup>
          <mn>1</mn>
          <mrow>
            <mo stretchy="false">−</mo>
            <mn>1</mn>
          </mrow>
        </msup>
      </mrow>
      <mi mathvariant="italic">mod</mi>
      <mrow>
        <mn>26</mn>
        <mo stretchy="false">=</mo>
        <mn>1</mn>
      </mrow>
    </mrow>
    <annotation encoding="StarMath 5.0">inverse determinant = 1^-1 mod 26 = 1</annotation>
  </semantics>
</math>
</file>

<file path=Object 8/content.xml><?xml version="1.0" encoding="utf-8"?>
<math xmlns="http://www.w3.org/1998/Math/MathML" display="block">
  <semantics>
    <mrow>
      <mi mathvariant="italic">adjoint</mi>
      <mo stretchy="false">=</mo>
      <mrow>
        <mo fence="true" stretchy="true">(</mo>
        <mrow>
          <mtable>
            <mtr>
              <mtd>
                <mn>4</mn>
              </mtd>
              <mtd>
                <mrow>
                  <mo stretchy="false">−</mo>
                  <mn>7</mn>
                </mrow>
              </mtd>
            </mtr>
            <mtr>
              <mtd>
                <mrow>
                  <mo stretchy="false">−</mo>
                  <mn>7</mn>
                </mrow>
              </mtd>
              <mtd>
                <mn>19</mn>
              </mtd>
            </mtr>
          </mtable>
        </mrow>
        <mo fence="true" stretchy="true">)</mo>
      </mrow>
    </mrow>
    <annotation encoding="StarMath 5.0">adjoint = 
left ( matrix { 

4 # -7 ##
-7 # 19
} right )</annotation>
  </semantics>
</math>
</file>

<file path=Object 9/content.xml><?xml version="1.0" encoding="utf-8"?>
<math xmlns="http://www.w3.org/1998/Math/MathML" display="block">
  <semantics>
    <mrow>
      <mi mathvariant="italic">Inverse</mi>
      <mo stretchy="false">=</mo>
      <mrow>
        <mo fence="true" stretchy="true">(</mo>
        <mrow>
          <mtable>
            <mtr>
              <mtd>
                <mn>4</mn>
              </mtd>
              <mtd>
                <mrow>
                  <mo stretchy="false">−</mo>
                  <mn>7</mn>
                </mrow>
              </mtd>
            </mtr>
            <mtr>
              <mtd>
                <mrow>
                  <mo stretchy="false">−</mo>
                  <mn>7</mn>
                </mrow>
              </mtd>
              <mtd>
                <mn>19</mn>
              </mtd>
            </mtr>
          </mtable>
        </mrow>
        <mo fence="true" stretchy="true">)</mo>
      </mrow>
    </mrow>
    <annotation encoding="StarMath 5.0">Inverse = left ( matrix { 

4 # -7 ##
-7 # 19
} right )</annotation>
  </semantics>
</math>
</file>